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5.055cm"/>
    </style:style>
    <style:style style:name="co5" style:family="table-column">
      <style:table-column-properties fo:break-before="auto" style:column-width="10.522cm"/>
    </style:style>
    <style:style style:name="co7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Meldungseingang</text:p>
          </table:table-cell>
          <table:table-cell office:value-type="string">
            <text:p>Kategorie</text:p>
          </table:table-cell>
          <table:table-cell office:value-type="string">
            <text:p>Örtlichkeit</text:p>
          </table:table-cell>
          <table:table-cell office:value-type="string">
            <text:p>Bearbeitung durch</text:p>
          </table:table-cell>
        </table:table-row>
        <table:table-row table:style-name="ro1">
          <table:table-cell office:value-type="string">
            <text:p>02.01.2021</text:p>
          </table:table-cell>
          <table:table-cell office:value-type="string">
            <text:p>13:04 Uhr</text:p>
          </table:table-cell>
          <table:table-cell office:value-type="string">
            <text:p>Kfz auf Gleisanlage</text:p>
          </table:table-cell>
          <table:table-cell office:value-type="string">
            <text:p>Wolfener Straße / Lindenthal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6.01.2021</text:p>
          </table:table-cell>
          <table:table-cell office:value-type="string">
            <text:p>17:38 Uhr</text:p>
          </table:table-cell>
          <table:table-cell office:value-type="string">
            <text:p>Kfz auf Gleisanlage</text:p>
          </table:table-cell>
          <table:table-cell office:value-type="string">
            <text:p>Arnoldstraße / Holzhäus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8.01.2021</text:p>
          </table:table-cell>
          <table:table-cell office:value-type="string">
            <text:p>10:58 Uhr</text:p>
          </table:table-cell>
          <table:table-cell office:value-type="string">
            <text:p>Behinderung Bus</text:p>
          </table:table-cell>
          <table:table-cell office:value-type="string">
            <text:p>Bergstraße 2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1.2021</text:p>
          </table:table-cell>
          <table:table-cell office:value-type="string">
            <text:p>14:58 Uhr</text:p>
          </table:table-cell>
          <table:table-cell office:value-type="string">
            <text:p>Behinderung Bus</text:p>
          </table:table-cell>
          <table:table-cell office:value-type="string">
            <text:p>Linkelstraße 1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1.2021</text:p>
          </table:table-cell>
          <table:table-cell office:value-type="string">
            <text:p>07:06 Uhr</text:p>
          </table:table-cell>
          <table:table-cell office:value-type="string">
            <text:p>Behinderung Bus</text:p>
          </table:table-cell>
          <table:table-cell office:value-type="string">
            <text:p>Comeniusstraße / Rabet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1.2021</text:p>
          </table:table-cell>
          <table:table-cell office:value-type="string">
            <text:p>11:36 Uhr</text:p>
          </table:table-cell>
          <table:table-cell office:value-type="string">
            <text:p>Behinderung Bus</text:p>
          </table:table-cell>
          <table:table-cell office:value-type="string">
            <text:p>Linkelstraße 1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1.2021</text:p>
          </table:table-cell>
          <table:table-cell office:value-type="string">
            <text:p>21:06 Uhr</text:p>
          </table:table-cell>
          <table:table-cell office:value-type="string">
            <text:p>Kfz auf Gleisanlage</text:p>
          </table:table-cell>
          <table:table-cell office:value-type="string">
            <text:p>Luckaer Straße 28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1.2021</text:p>
          </table:table-cell>
          <table:table-cell office:value-type="string">
            <text:p>10:54 Uhr</text:p>
          </table:table-cell>
          <table:table-cell office:value-type="string">
            <text:p>Haltestellenbereich zugeparkt</text:p>
          </table:table-cell>
          <table:table-cell office:value-type="string">
            <text:p>Virchowstraße / Coppi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1.2021</text:p>
          </table:table-cell>
          <table:table-cell office:value-type="string">
            <text:p>14:12 Uhr</text:p>
          </table:table-cell>
          <table:table-cell office:value-type="string">
            <text:p>Behinderung Bus</text:p>
          </table:table-cell>
          <table:table-cell office:value-type="string">
            <text:p>Thomaskirchhof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8.01.2021</text:p>
          </table:table-cell>
          <table:table-cell office:value-type="string">
            <text:p>17:05 Uhr</text:p>
          </table:table-cell>
          <table:table-cell office:value-type="string">
            <text:p>Behinderung Bus</text:p>
          </table:table-cell>
          <table:table-cell office:value-type="string">
            <text:p>Gohliser Straße 2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1.2021</text:p>
          </table:table-cell>
          <table:table-cell office:value-type="string">
            <text:p>08:16 Uhr</text:p>
          </table:table-cell>
          <table:table-cell office:value-type="string">
            <text:p>Haltestellenbereich zugeparkt</text:p>
          </table:table-cell>
          <table:table-cell office:value-type="string">
            <text:p>Coppistraße / Lindenthal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1.2021</text:p>
          </table:table-cell>
          <table:table-cell office:value-type="string">
            <text:p>20:10 Uhr</text:p>
          </table:table-cell>
          <table:table-cell office:value-type="string">
            <text:p>Behinderung Bus</text:p>
          </table:table-cell>
          <table:table-cell office:value-type="string">
            <text:p>Kohlgartenstraße / Comenius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0.01.2021</text:p>
          </table:table-cell>
          <table:table-cell office:value-type="string">
            <text:p>10:27 Uhr</text:p>
          </table:table-cell>
          <table:table-cell office:value-type="string">
            <text:p>Haltestellenbereich zugeparkt</text:p>
          </table:table-cell>
          <table:table-cell office:value-type="string">
            <text:p>Virchowstraße 3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01.2021</text:p>
          </table:table-cell>
          <table:table-cell office:value-type="string">
            <text:p>10:58 Uhr</text:p>
          </table:table-cell>
          <table:table-cell office:value-type="string">
            <text:p>Haltestellenbereich zugeparkt</text:p>
          </table:table-cell>
          <table:table-cell office:value-type="string">
            <text:p>Virchowstraße 3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01.2021</text:p>
          </table:table-cell>
          <table:table-cell office:value-type="string">
            <text:p>16:43 Uhr</text:p>
          </table:table-cell>
          <table:table-cell office:value-type="string">
            <text:p>Kfz auf Gleisanlage</text:p>
          </table:table-cell>
          <table:table-cell office:value-type="string">
            <text:p>Eisenbahnstraße 17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1.2021</text:p>
          </table:table-cell>
          <table:table-cell office:value-type="string">
            <text:p>12:58 Uhr</text:p>
          </table:table-cell>
          <table:table-cell office:value-type="string">
            <text:p>Haltestellenbereich zugeparkt</text:p>
          </table:table-cell>
          <table:table-cell office:value-type="string">
            <text:p>Virchowstraße 10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1.2021</text:p>
          </table:table-cell>
          <table:table-cell office:value-type="string">
            <text:p>13:09 Uhr</text:p>
          </table:table-cell>
          <table:table-cell office:value-type="string">
            <text:p>Kfz auf Gleisanlage</text:p>
          </table:table-cell>
          <table:table-cell office:value-type="string">
            <text:p>Pörste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1.2021</text:p>
          </table:table-cell>
          <table:table-cell office:value-type="string">
            <text:p>19:01 Uhr</text:p>
          </table:table-cell>
          <table:table-cell office:value-type="string">
            <text:p>Kfz auf Gleisanlage</text:p>
          </table:table-cell>
          <table:table-cell office:value-type="string">
            <text:p>Menckestraße 1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2.01.2021</text:p>
          </table:table-cell>
          <table:table-cell office:value-type="string">
            <text:p>10:20 Uhr</text:p>
          </table:table-cell>
          <table:table-cell office:value-type="string">
            <text:p>Behinderung Bus</text:p>
          </table:table-cell>
          <table:table-cell office:value-type="string">
            <text:p>Huttenstraße / Breitschuh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2.01.2021</text:p>
          </table:table-cell>
          <table:table-cell office:value-type="string">
            <text:p>16:10 Uhr</text:p>
          </table:table-cell>
          <table:table-cell office:value-type="string">
            <text:p>Kfz auf Gleisanlage</text:p>
          </table:table-cell>
          <table:table-cell office:value-type="string">
            <text:p>Georg-Schwarz-Straße 1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2.01.2021</text:p>
          </table:table-cell>
          <table:table-cell office:value-type="string">
            <text:p>17:27 Uhr</text:p>
          </table:table-cell>
          <table:table-cell office:value-type="string">
            <text:p>Kfz auf Gleisanlage</text:p>
          </table:table-cell>
          <table:table-cell office:value-type="string">
            <text:p>Wurzner Straße / Emmau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1.2021</text:p>
          </table:table-cell>
          <table:table-cell office:value-type="string">
            <text:p>10:00 Uhr</text:p>
          </table:table-cell>
          <table:table-cell office:value-type="string">
            <text:p>Kfz auf Gleisanlage</text:p>
          </table:table-cell>
          <table:table-cell office:value-type="string">
            <text:p>Blücherstraße / Elli-Voig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1.2021</text:p>
          </table:table-cell>
          <table:table-cell office:value-type="string">
            <text:p>12:28 Uhr</text:p>
          </table:table-cell>
          <table:table-cell office:value-type="string">
            <text:p>Behinderung Bus</text:p>
          </table:table-cell>
          <table:table-cell office:value-type="string">
            <text:p>Am Zuckmantel / Friedrich-Bosse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5.01.2021</text:p>
          </table:table-cell>
          <table:table-cell office:value-type="string">
            <text:p>08:18 Uhr</text:p>
          </table:table-cell>
          <table:table-cell office:value-type="string">
            <text:p>Kfz auf Gleisanlage</text:p>
          </table:table-cell>
          <table:table-cell office:value-type="string">
            <text:p>Menckestraße 2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6.01.2021</text:p>
          </table:table-cell>
          <table:table-cell office:value-type="string">
            <text:p>11:12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01.2021</text:p>
          </table:table-cell>
          <table:table-cell office:value-type="string">
            <text:p>12:35 Uhr</text:p>
          </table:table-cell>
          <table:table-cell office:value-type="string">
            <text:p>Kfz auf Gleisanlage</text:p>
          </table:table-cell>
          <table:table-cell office:value-type="string">
            <text:p>Georg-Schwarz-Straße / Rinckart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1.2021</text:p>
          </table:table-cell>
          <table:table-cell office:value-type="string">
            <text:p>07:02 Uhr</text:p>
          </table:table-cell>
          <table:table-cell office:value-type="string">
            <text:p>Kfz auf Gleisanlage</text:p>
          </table:table-cell>
          <table:table-cell office:value-type="string">
            <text:p>Elli-Voigt-Straße 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0.01.2021</text:p>
          </table:table-cell>
          <table:table-cell office:value-type="string">
            <text:p>10:57 Uhr</text:p>
          </table:table-cell>
          <table:table-cell office:value-type="string">
            <text:p>Kfz auf Gleisanlage</text:p>
          </table:table-cell>
          <table:table-cell office:value-type="string">
            <text:p>Kötzschauer Straße 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5.02.2021</text:p>
          </table:table-cell>
          <table:table-cell office:value-type="string">
            <text:p>12:30 Uhr</text:p>
          </table:table-cell>
          <table:table-cell office:value-type="string">
            <text:p>Kfz auf Gleisanlage</text:p>
          </table:table-cell>
          <table:table-cell office:value-type="string">
            <text:p>Kötzschau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5.02.2021</text:p>
          </table:table-cell>
          <table:table-cell office:value-type="string">
            <text:p>18:29 Uhr</text:p>
          </table:table-cell>
          <table:table-cell office:value-type="string">
            <text:p>Behinderung Bus</text:p>
          </table:table-cell>
          <table:table-cell office:value-type="string">
            <text:p>Friedrich-Bosse-Straße / Am Zuckmantel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02.2021</text:p>
          </table:table-cell>
          <table:table-cell office:value-type="string">
            <text:p>16:10 Uhr</text:p>
          </table:table-cell>
          <table:table-cell office:value-type="string">
            <text:p>Kfz auf Gleisanlage</text:p>
          </table:table-cell>
          <table:table-cell office:value-type="string">
            <text:p>Wiedebach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02.2021</text:p>
          </table:table-cell>
          <table:table-cell office:value-type="string">
            <text:p>16:15 Uhr</text:p>
          </table:table-cell>
          <table:table-cell office:value-type="string">
            <text:p>Kfz auf Gleisanlage</text:p>
          </table:table-cell>
          <table:table-cell office:value-type="string">
            <text:p>Semmelweisstraße 5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2.2021</text:p>
          </table:table-cell>
          <table:table-cell office:value-type="string">
            <text:p>13:03 Uhr</text:p>
          </table:table-cell>
          <table:table-cell office:value-type="string">
            <text:p>Kfz auf Gleisanlage</text:p>
          </table:table-cell>
          <table:table-cell office:value-type="string">
            <text:p>Könneritz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0.02.2021</text:p>
          </table:table-cell>
          <table:table-cell office:value-type="string">
            <text:p>16:36 Uhr</text:p>
          </table:table-cell>
          <table:table-cell office:value-type="string">
            <text:p>Kfz auf Gleisanlage</text:p>
          </table:table-cell>
          <table:table-cell office:value-type="string">
            <text:p>Stannebeinplatz 13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0.02.2021</text:p>
          </table:table-cell>
          <table:table-cell office:value-type="string">
            <text:p>17:49 Uhr</text:p>
          </table:table-cell>
          <table:table-cell office:value-type="string">
            <text:p>Kfz auf Gleisanlage</text:p>
          </table:table-cell>
          <table:table-cell office:value-type="string">
            <text:p>Ossietzkystraße / Leo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2.2021</text:p>
          </table:table-cell>
          <table:table-cell office:value-type="string">
            <text:p>18:48 Uhr</text:p>
          </table:table-cell>
          <table:table-cell office:value-type="string">
            <text:p>Kfz auf Gleisanlage</text:p>
          </table:table-cell>
          <table:table-cell office:value-type="string">
            <text:p>Ratzelstraße / Hermann-Meyer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06:55 Uhr</text:p>
          </table:table-cell>
          <table:table-cell office:value-type="string">
            <text:p>Kfz auf Gleisanlage</text:p>
          </table:table-cell>
          <table:table-cell office:value-type="string">
            <text:p>Breslauer Straße 9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07:08 Uhr</text:p>
          </table:table-cell>
          <table:table-cell office:value-type="string">
            <text:p>Kfz auf Gleisanlage</text:p>
          </table:table-cell>
          <table:table-cell office:value-type="string">
            <text:p>Dieskaustraße 5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09:00 Uhr</text:p>
          </table:table-cell>
          <table:table-cell office:value-type="string">
            <text:p>Kfz auf Gleisanlage</text:p>
          </table:table-cell>
          <table:table-cell office:value-type="string">
            <text:p>Odermannstraße 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09:49 Uhr</text:p>
          </table:table-cell>
          <table:table-cell office:value-type="string">
            <text:p>Kfz auf Gleisanlage</text:p>
          </table:table-cell>
          <table:table-cell office:value-type="string">
            <text:p>Georg-Schwarz-Straße 5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11:05 Uhr</text:p>
          </table:table-cell>
          <table:table-cell office:value-type="string">
            <text:p>Kfz auf Gleisanlage</text:p>
          </table:table-cell>
          <table:table-cell office:value-type="string">
            <text:p>Eisenacher Straße / Stock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11:05 Uhr</text:p>
          </table:table-cell>
          <table:table-cell office:value-type="string">
            <text:p>Kfz auf Gleisanlage</text:p>
          </table:table-cell>
          <table:table-cell office:value-type="string">
            <text:p>Lindenthaler Straße / Eisenach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13:35 Uhr</text:p>
          </table:table-cell>
          <table:table-cell office:value-type="string">
            <text:p>Kfz auf Gleisanlage</text:p>
          </table:table-cell>
          <table:table-cell office:value-type="string">
            <text:p>Dieskaustraße / Schwartze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21:16 Uhr</text:p>
          </table:table-cell>
          <table:table-cell office:value-type="string">
            <text:p>Kfz auf Gleisanlage</text:p>
          </table:table-cell>
          <table:table-cell office:value-type="string">
            <text:p>Erich-Weinert-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21:31 Uhr</text:p>
          </table:table-cell>
          <table:table-cell office:value-type="string">
            <text:p>Kfz auf Gleisanlage</text:p>
          </table:table-cell>
          <table:table-cell office:value-type="string">
            <text:p>Arno-Nitzsche-Straße 4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08:14 Uhr</text:p>
          </table:table-cell>
          <table:table-cell office:value-type="string">
            <text:p>Behinderung Bus</text:p>
          </table:table-cell>
          <table:table-cell office:value-type="string">
            <text:p>Stammerstarße / Hopfenber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0:31 Uhr</text:p>
          </table:table-cell>
          <table:table-cell office:value-type="string">
            <text:p>Kfz auf Gleisanlage</text:p>
          </table:table-cell>
          <table:table-cell office:value-type="string">
            <text:p>Michaelisstraße / Nord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2:16 Uhr</text:p>
          </table:table-cell>
          <table:table-cell office:value-type="string">
            <text:p>Kfz auf Gleisanlage</text:p>
          </table:table-cell>
          <table:table-cell office:value-type="string">
            <text:p>Michaelisstraße 5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3:02 Uhr</text:p>
          </table:table-cell>
          <table:table-cell office:value-type="string">
            <text:p>Kfz auf Gleisanlage</text:p>
          </table:table-cell>
          <table:table-cell office:value-type="string">
            <text:p>Erich-Weinert-Straße 20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5:54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8:01 Uhr</text:p>
          </table:table-cell>
          <table:table-cell office:value-type="string">
            <text:p>Kfz auf Gleisanlage</text:p>
          </table:table-cell>
          <table:table-cell office:value-type="string">
            <text:p>Karl-Heine-Straße 43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8:01 Uhr</text:p>
          </table:table-cell>
          <table:table-cell office:value-type="string">
            <text:p>Kfz auf Gleisanlage</text:p>
          </table:table-cell>
          <table:table-cell office:value-type="string">
            <text:p>Georg-Schwarz-Straße / Erich-Köhn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2.2021</text:p>
          </table:table-cell>
          <table:table-cell office:value-type="string">
            <text:p>19:08 Uhr</text:p>
          </table:table-cell>
          <table:table-cell office:value-type="string">
            <text:p>Kfz auf Gleisanlage</text:p>
          </table:table-cell>
          <table:table-cell office:value-type="string">
            <text:p>Ann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2.2021</text:p>
          </table:table-cell>
          <table:table-cell office:value-type="string">
            <text:p>09:11 Uhr</text:p>
          </table:table-cell>
          <table:table-cell office:value-type="string">
            <text:p>Kfz auf Gleisanlage</text:p>
          </table:table-cell>
          <table:table-cell office:value-type="string">
            <text:p>Erich-Weinert-Straße 18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2.2021</text:p>
          </table:table-cell>
          <table:table-cell office:value-type="string">
            <text:p>12:00 Uhr</text:p>
          </table:table-cell>
          <table:table-cell office:value-type="string">
            <text:p>Kfz auf Gleisanlage</text:p>
          </table:table-cell>
          <table:table-cell office:value-type="string">
            <text:p>Bornaische Straße 222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3.02.2021</text:p>
          </table:table-cell>
          <table:table-cell office:value-type="string">
            <text:p>12:55 Uhr</text:p>
          </table:table-cell>
          <table:table-cell office:value-type="string">
            <text:p>Behinderung Bus</text:p>
          </table:table-cell>
          <table:table-cell office:value-type="string">
            <text:p>Dürsteiner Weg 3a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2.2021</text:p>
          </table:table-cell>
          <table:table-cell office:value-type="string">
            <text:p>14:25 Uhr</text:p>
          </table:table-cell>
          <table:table-cell office:value-type="string">
            <text:p>Behinderung Bus</text:p>
          </table:table-cell>
          <table:table-cell office:value-type="string">
            <text:p>Holsteinstraße / Lipsiu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2.2021</text:p>
          </table:table-cell>
          <table:table-cell office:value-type="string">
            <text:p>15:50 Uhr</text:p>
          </table:table-cell>
          <table:table-cell office:value-type="string">
            <text:p>Kfz auf Gleisanlage</text:p>
          </table:table-cell>
          <table:table-cell office:value-type="string">
            <text:p>Rathenaustraße 1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07:02 Uhr</text:p>
          </table:table-cell>
          <table:table-cell office:value-type="string">
            <text:p>Kfz auf Gleisanlage</text:p>
          </table:table-cell>
          <table:table-cell office:value-type="string">
            <text:p>Elli-Voigt-Straße / Blü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08:38 Uhr</text:p>
          </table:table-cell>
          <table:table-cell office:value-type="string">
            <text:p>Kfz auf Gleisanlage</text:p>
          </table:table-cell>
          <table:table-cell office:value-type="string">
            <text:p>Gleisstraße / Erd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0:04 Uhr</text:p>
          </table:table-cell>
          <table:table-cell office:value-type="string">
            <text:p>Kfz auf Gleisanlage</text:p>
          </table:table-cell>
          <table:table-cell office:value-type="string">
            <text:p>Blücherstraße / Slevogt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0:47 Uhr</text:p>
          </table:table-cell>
          <table:table-cell office:value-type="string">
            <text:p>Kfz auf Gleisanlage</text:p>
          </table:table-cell>
          <table:table-cell office:value-type="string">
            <text:p>Apelstraße / Bittefeld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1:12 Uhr</text:p>
          </table:table-cell>
          <table:table-cell office:value-type="string">
            <text:p>Kfz auf Gleisanlage</text:p>
          </table:table-cell>
          <table:table-cell office:value-type="string">
            <text:p>Georg-Schwarz-Straße / Rinckart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2:54 Uhr</text:p>
          </table:table-cell>
          <table:table-cell office:value-type="string">
            <text:p>Kfz auf Gleisanlage</text:p>
          </table:table-cell>
          <table:table-cell office:value-type="string">
            <text:p>Michaelisstraße / Nord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2:54 Uhr</text:p>
          </table:table-cell>
          <table:table-cell office:value-type="string">
            <text:p>Kfz auf Gleisanlage</text:p>
          </table:table-cell>
          <table:table-cell office:value-type="string">
            <text:p>Erich-Weinert-Straße 1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3:23 Uhr</text:p>
          </table:table-cell>
          <table:table-cell office:value-type="string">
            <text:p>Kfz auf Gleisanlage</text:p>
          </table:table-cell>
          <table:table-cell office:value-type="string">
            <text:p>Blücherstraße / Elli-Voigt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3:40 Uhr</text:p>
          </table:table-cell>
          <table:table-cell office:value-type="string">
            <text:p>Kfz auf Gleisanlage</text:p>
          </table:table-cell>
          <table:table-cell office:value-type="string">
            <text:p>Elli-Voigt-Straße / Georg-Schumann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5:42 Uhr</text:p>
          </table:table-cell>
          <table:table-cell office:value-type="string">
            <text:p>Kfz auf Gleisanlage</text:p>
          </table:table-cell>
          <table:table-cell office:value-type="string">
            <text:p>Rathenau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19:10 Uhr</text:p>
          </table:table-cell>
          <table:table-cell office:value-type="string">
            <text:p>Kfz auf Gleisanlage</text:p>
          </table:table-cell>
          <table:table-cell office:value-type="string">
            <text:p>Gohliser Straße 3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2.2021</text:p>
          </table:table-cell>
          <table:table-cell office:value-type="string">
            <text:p>08:57 Uhr</text:p>
          </table:table-cell>
          <table:table-cell office:value-type="string">
            <text:p>Behinderung Bus</text:p>
          </table:table-cell>
          <table:table-cell office:value-type="string">
            <text:p>Selli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2.2021</text:p>
          </table:table-cell>
          <table:table-cell office:value-type="string">
            <text:p>09:17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7.02.2021</text:p>
          </table:table-cell>
          <table:table-cell office:value-type="string">
            <text:p>09:45 Uhr</text:p>
          </table:table-cell>
          <table:table-cell office:value-type="string">
            <text:p>Behinderung Bus</text:p>
          </table:table-cell>
          <table:table-cell office:value-type="string">
            <text:p>Hafenstraße / Hafentor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2.2021</text:p>
          </table:table-cell>
          <table:table-cell office:value-type="string">
            <text:p>16:30 Uhr</text:p>
          </table:table-cell>
          <table:table-cell office:value-type="string">
            <text:p>Behinderung Bus</text:p>
          </table:table-cell>
          <table:table-cell office:value-type="string">
            <text:p>Wurzner Straße / Lili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2.2021</text:p>
          </table:table-cell>
          <table:table-cell office:value-type="string">
            <text:p>18:04 Uhr</text:p>
          </table:table-cell>
          <table:table-cell office:value-type="string">
            <text:p>Kfz auf Gleisanlage</text:p>
          </table:table-cell>
          <table:table-cell office:value-type="string">
            <text:p>Breslauer Straße / Weiße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02.2021</text:p>
          </table:table-cell>
          <table:table-cell office:value-type="string">
            <text:p>08:07 Uhr</text:p>
          </table:table-cell>
          <table:table-cell office:value-type="string">
            <text:p>Behinderung Bus</text:p>
          </table:table-cell>
          <table:table-cell office:value-type="string">
            <text:p>Ber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02.2021</text:p>
          </table:table-cell>
          <table:table-cell office:value-type="string">
            <text:p>15:10 Uhr</text:p>
          </table:table-cell>
          <table:table-cell office:value-type="string">
            <text:p>Behinderung Bus</text:p>
          </table:table-cell>
          <table:table-cell office:value-type="string">
            <text:p>Hafenstraße / Hafentor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2.2021</text:p>
          </table:table-cell>
          <table:table-cell office:value-type="string">
            <text:p>07:51 Uhr</text:p>
          </table:table-cell>
          <table:table-cell office:value-type="string">
            <text:p>Kfz auf Gleisanlage</text:p>
          </table:table-cell>
          <table:table-cell office:value-type="string">
            <text:p>Georg-Schumann-Straße / Elli-Voig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2.2021</text:p>
          </table:table-cell>
          <table:table-cell office:value-type="string">
            <text:p>10:46 Uhr</text:p>
          </table:table-cell>
          <table:table-cell office:value-type="string">
            <text:p>Kfz auf Gleisanlage</text:p>
          </table:table-cell>
          <table:table-cell office:value-type="string">
            <text:p>Menckestraße 3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2.02.2021</text:p>
          </table:table-cell>
          <table:table-cell office:value-type="string">
            <text:p>09:25 Uhr</text:p>
          </table:table-cell>
          <table:table-cell office:value-type="string">
            <text:p>Kfz auf Gleisanlage</text:p>
          </table:table-cell>
          <table:table-cell office:value-type="string">
            <text:p>Elli-Voigt-Straße / Blü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2.2021</text:p>
          </table:table-cell>
          <table:table-cell office:value-type="string">
            <text:p>07:21 Uhr</text:p>
          </table:table-cell>
          <table:table-cell office:value-type="string">
            <text:p>Behinderung Bus</text:p>
          </table:table-cell>
          <table:table-cell office:value-type="string">
            <text:p>Hafenstraße 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2.2021</text:p>
          </table:table-cell>
          <table:table-cell office:value-type="string">
            <text:p>11:11 Uhr</text:p>
          </table:table-cell>
          <table:table-cell office:value-type="string">
            <text:p>Behinderung Bus</text:p>
          </table:table-cell>
          <table:table-cell office:value-type="string">
            <text:p>Virchowstraße / Esse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2.2021</text:p>
          </table:table-cell>
          <table:table-cell office:value-type="string">
            <text:p>11:30 Uhr</text:p>
          </table:table-cell>
          <table:table-cell office:value-type="string">
            <text:p>Behinderung Bus</text:p>
          </table:table-cell>
          <table:table-cell office:value-type="string">
            <text:p>Wolfgang-Heinze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02.2021</text:p>
          </table:table-cell>
          <table:table-cell office:value-type="string">
            <text:p>07:20 Uhr</text:p>
          </table:table-cell>
          <table:table-cell office:value-type="string">
            <text:p>Behinderung Bus</text:p>
          </table:table-cell>
          <table:table-cell office:value-type="string">
            <text:p>Rudolf-Breitscheid-Straße / Pitschk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02.2021</text:p>
          </table:table-cell>
          <table:table-cell office:value-type="string">
            <text:p>13:18 Uhr</text:p>
          </table:table-cell>
          <table:table-cell office:value-type="string">
            <text:p>Behinderung Bus</text:p>
          </table:table-cell>
          <table:table-cell office:value-type="string">
            <text:p>Rudolf-Breitscheid-Straße / Pitschk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02.2021</text:p>
          </table:table-cell>
          <table:table-cell office:value-type="string">
            <text:p>15:54 Uhr</text:p>
          </table:table-cell>
          <table:table-cell office:value-type="string">
            <text:p>Behinderung Bus</text:p>
          </table:table-cell>
          <table:table-cell office:value-type="string">
            <text:p>Rudolf-Breitscheid-Straße / Pitschk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03.2021</text:p>
          </table:table-cell>
          <table:table-cell office:value-type="string">
            <text:p>17:33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3.03.2021</text:p>
          </table:table-cell>
          <table:table-cell office:value-type="string">
            <text:p>07:40 Uhr</text:p>
          </table:table-cell>
          <table:table-cell office:value-type="string">
            <text:p>Behinderung Bus</text:p>
          </table:table-cell>
          <table:table-cell office:value-type="string">
            <text:p>Rudolf-Breitscheid-Straße / Mannsfeld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3.2021</text:p>
          </table:table-cell>
          <table:table-cell office:value-type="string">
            <text:p>09:56 Uhr</text:p>
          </table:table-cell>
          <table:table-cell office:value-type="string">
            <text:p>Kfz auf Gleisanlage</text:p>
          </table:table-cell>
          <table:table-cell office:value-type="string">
            <text:p>Georg-Schwarz-Straße / Rinckart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3.2021</text:p>
          </table:table-cell>
          <table:table-cell office:value-type="string">
            <text:p>11:34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4.03.2021</text:p>
          </table:table-cell>
          <table:table-cell office:value-type="string">
            <text:p>15:23 Uhr</text:p>
          </table:table-cell>
          <table:table-cell office:value-type="string">
            <text:p>Behinderung Bus</text:p>
          </table:table-cell>
          <table:table-cell office:value-type="string">
            <text:p>Hafenstraße / Hafentor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4.03.2021</text:p>
          </table:table-cell>
          <table:table-cell office:value-type="string">
            <text:p>16:07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3.2021</text:p>
          </table:table-cell>
          <table:table-cell office:value-type="string">
            <text:p>08:55 Uhr</text:p>
          </table:table-cell>
          <table:table-cell office:value-type="string">
            <text:p>Behinderung Bus</text:p>
          </table:table-cell>
          <table:table-cell office:value-type="string">
            <text:p>Dimpfelstraße 1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3.2021</text:p>
          </table:table-cell>
          <table:table-cell office:value-type="string">
            <text:p>11:19 Uhr</text:p>
          </table:table-cell>
          <table:table-cell office:value-type="string">
            <text:p>Haltestellenbereich zugeparkt</text:p>
          </table:table-cell>
          <table:table-cell office:value-type="string">
            <text:p>Sosaer Straße 1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3.2021</text:p>
          </table:table-cell>
          <table:table-cell office:value-type="string">
            <text:p>13:28 Uhr</text:p>
          </table:table-cell>
          <table:table-cell office:value-type="string">
            <text:p>Kfz auf Gleisanlage</text:p>
          </table:table-cell>
          <table:table-cell office:value-type="string">
            <text:p>Georg-Schwarz-Straße / Günther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3.2021</text:p>
          </table:table-cell>
          <table:table-cell office:value-type="string">
            <text:p>14:26 Uhr</text:p>
          </table:table-cell>
          <table:table-cell office:value-type="string">
            <text:p>Behinderung Bus</text:p>
          </table:table-cell>
          <table:table-cell office:value-type="string">
            <text:p>Hopfenbergstraße / Georg-Schumann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3.2021</text:p>
          </table:table-cell>
          <table:table-cell office:value-type="string">
            <text:p>17:42 Uhr</text:p>
          </table:table-cell>
          <table:table-cell office:value-type="string">
            <text:p>Behinderung Bus</text:p>
          </table:table-cell>
          <table:table-cell office:value-type="string">
            <text:p>Am Zuckmantel / Hopfenber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3.2021</text:p>
          </table:table-cell>
          <table:table-cell office:value-type="string">
            <text:p>09:43 Uhr</text:p>
          </table:table-cell>
          <table:table-cell office:value-type="string">
            <text:p>Behinderung Bus</text:p>
          </table:table-cell>
          <table:table-cell office:value-type="string">
            <text:p>Am Zuckmantel 8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07:57 Uhr</text:p>
          </table:table-cell>
          <table:table-cell office:value-type="string">
            <text:p>Kfz auf Gleisanlage</text:p>
          </table:table-cell>
          <table:table-cell office:value-type="string">
            <text:p>Feuerbachstraße / Wal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09:48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12:32 Uhr</text:p>
          </table:table-cell>
          <table:table-cell office:value-type="string">
            <text:p>Behinderung Bus</text:p>
          </table:table-cell>
          <table:table-cell office:value-type="string">
            <text:p>Hafenstraße / Hafentor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16:25 Uhr</text:p>
          </table:table-cell>
          <table:table-cell office:value-type="string">
            <text:p>Behinderung Bus</text:p>
          </table:table-cell>
          <table:table-cell office:value-type="string">
            <text:p>Chausseehaus / Georg-Schumann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18:25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7.03.2021</text:p>
          </table:table-cell>
          <table:table-cell office:value-type="string">
            <text:p>14:27 Uhr</text:p>
          </table:table-cell>
          <table:table-cell office:value-type="string">
            <text:p>Kfz auf Gleisanlage</text:p>
          </table:table-cell>
          <table:table-cell office:value-type="string">
            <text:p>Georg-Schwarz-Straße 1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8.03.2021</text:p>
          </table:table-cell>
          <table:table-cell office:value-type="string">
            <text:p>17:58 Uhr</text:p>
          </table:table-cell>
          <table:table-cell office:value-type="string">
            <text:p>Behinderung Bus</text:p>
          </table:table-cell>
          <table:table-cell office:value-type="string">
            <text:p>Bergstraße 3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9.03.2021</text:p>
          </table:table-cell>
          <table:table-cell office:value-type="string">
            <text:p>14:18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9.03.2021</text:p>
          </table:table-cell>
          <table:table-cell office:value-type="string">
            <text:p>16:55 Uhr</text:p>
          </table:table-cell>
          <table:table-cell office:value-type="string">
            <text:p>Behinderung Bus</text:p>
          </table:table-cell>
          <table:table-cell office:value-type="string">
            <text:p>Odermannstarße / Demmering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3.03.2021</text:p>
          </table:table-cell>
          <table:table-cell office:value-type="string">
            <text:p>17:06 Uhr</text:p>
          </table:table-cell>
          <table:table-cell office:value-type="string">
            <text:p>Behinderung Bus</text:p>
          </table:table-cell>
          <table:table-cell office:value-type="string">
            <text:p>Südstraße / Pestalozzi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6.03.2021</text:p>
          </table:table-cell>
          <table:table-cell office:value-type="string">
            <text:p>10:50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6.03.2021</text:p>
          </table:table-cell>
          <table:table-cell office:value-type="string">
            <text:p>20:02 Uhr</text:p>
          </table:table-cell>
          <table:table-cell office:value-type="string">
            <text:p>Behinderung Bus</text:p>
          </table:table-cell>
          <table:table-cell office:value-type="string">
            <text:p>Pestalozzistraße / Sü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7.03.2021</text:p>
          </table:table-cell>
          <table:table-cell office:value-type="string">
            <text:p>15:38 Uhr</text:p>
          </table:table-cell>
          <table:table-cell office:value-type="string">
            <text:p>Kfz auf Gleisanlage</text:p>
          </table:table-cell>
          <table:table-cell office:value-type="string">
            <text:p>Luckaer Straße / Kötzschau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3.2021</text:p>
          </table:table-cell>
          <table:table-cell office:value-type="string">
            <text:p>10:16 Uhr</text:p>
          </table:table-cell>
          <table:table-cell office:value-type="string">
            <text:p>Behinderung Bus</text:p>
          </table:table-cell>
          <table:table-cell office:value-type="string">
            <text:p>Zschochersche Straße / Industri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3.2021</text:p>
          </table:table-cell>
          <table:table-cell office:value-type="string">
            <text:p>11:11 Uhr</text:p>
          </table:table-cell>
          <table:table-cell office:value-type="string">
            <text:p>Behinderung Bus</text:p>
          </table:table-cell>
          <table:table-cell office:value-type="string">
            <text:p>Balzacstraße / Roscher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30.03.2021</text:p>
          </table:table-cell>
          <table:table-cell office:value-type="string">
            <text:p>08:32 Uhr</text:p>
          </table:table-cell>
          <table:table-cell office:value-type="string">
            <text:p>Behinderung Bus</text:p>
          </table:table-cell>
          <table:table-cell office:value-type="string">
            <text:p>Am Güterring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0.03.2021</text:p>
          </table:table-cell>
          <table:table-cell office:value-type="string">
            <text:p>14:18 Uhr</text:p>
          </table:table-cell>
          <table:table-cell office:value-type="string">
            <text:p>Kfz auf Gleisanlage</text:p>
          </table:table-cell>
          <table:table-cell office:value-type="string">
            <text:p>Odermannstraße 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30.03.2021</text:p>
          </table:table-cell>
          <table:table-cell office:value-type="string">
            <text:p>19:04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04.2021</text:p>
          </table:table-cell>
          <table:table-cell office:value-type="string">
            <text:p>15:23 Uhr</text:p>
          </table:table-cell>
          <table:table-cell office:value-type="string">
            <text:p>Kfz auf Gleisanlage</text:p>
          </table:table-cell>
          <table:table-cell office:value-type="string">
            <text:p>Demmeringstraße 3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0.04.2021</text:p>
          </table:table-cell>
          <table:table-cell office:value-type="string">
            <text:p>11:00 Uhr</text:p>
          </table:table-cell>
          <table:table-cell office:value-type="string">
            <text:p>Behinderung Bus</text:p>
          </table:table-cell>
          <table:table-cell office:value-type="string">
            <text:p>Hopfenbergstraße / Sammer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4.2021</text:p>
          </table:table-cell>
          <table:table-cell office:value-type="string">
            <text:p>08:45 Uhr</text:p>
          </table:table-cell>
          <table:table-cell office:value-type="string">
            <text:p>Behinderung Bus</text:p>
          </table:table-cell>
          <table:table-cell office:value-type="string">
            <text:p>Am Zuckmantel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4.2021</text:p>
          </table:table-cell>
          <table:table-cell office:value-type="string">
            <text:p>08:55 Uhr</text:p>
          </table:table-cell>
          <table:table-cell office:value-type="string">
            <text:p>Behinderung Bus</text:p>
          </table:table-cell>
          <table:table-cell office:value-type="string">
            <text:p>Balzacstraße / Ros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4.2021</text:p>
          </table:table-cell>
          <table:table-cell office:value-type="string">
            <text:p>11:20 Uhr</text:p>
          </table:table-cell>
          <table:table-cell office:value-type="string">
            <text:p>Haltestellenbereich zugeparkt</text:p>
          </table:table-cell>
          <table:table-cell office:value-type="string">
            <text:p>Odermannstraße 1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4.2021</text:p>
          </table:table-cell>
          <table:table-cell office:value-type="string">
            <text:p>14:19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4.2021</text:p>
          </table:table-cell>
          <table:table-cell office:value-type="string">
            <text:p>19:21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5.04.2021</text:p>
          </table:table-cell>
          <table:table-cell office:value-type="string">
            <text:p>11:17 Uhr</text:p>
          </table:table-cell>
          <table:table-cell office:value-type="string">
            <text:p>Kfz auf Gleisanlage</text:p>
          </table:table-cell>
          <table:table-cell office:value-type="string">
            <text:p>Odermannstraße 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4.2021</text:p>
          </table:table-cell>
          <table:table-cell office:value-type="string">
            <text:p>14:22 Uhr</text:p>
          </table:table-cell>
          <table:table-cell office:value-type="string">
            <text:p>Kfz auf Gleisanlage</text:p>
          </table:table-cell>
          <table:table-cell office:value-type="string">
            <text:p>Odermannstraße 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4.2021</text:p>
          </table:table-cell>
          <table:table-cell office:value-type="string">
            <text:p>18:53 Uhr</text:p>
          </table:table-cell>
          <table:table-cell office:value-type="string">
            <text:p>Behinderung Bus</text:p>
          </table:table-cell>
          <table:table-cell office:value-type="string">
            <text:p>Lipsiusstraße 4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4.2021</text:p>
          </table:table-cell>
          <table:table-cell office:value-type="string">
            <text:p>09:42 Uhr</text:p>
          </table:table-cell>
          <table:table-cell office:value-type="string">
            <text:p>Kfz auf Gleisanlage</text:p>
          </table:table-cell>
          <table:table-cell office:value-type="string">
            <text:p>Arhtur-Hoffmann-Straße / Körn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4.2021</text:p>
          </table:table-cell>
          <table:table-cell office:value-type="string">
            <text:p>17:15 Uhr</text:p>
          </table:table-cell>
          <table:table-cell office:value-type="string">
            <text:p>Kfz auf Gleisanlage</text:p>
          </table:table-cell>
          <table:table-cell office:value-type="string">
            <text:p>Holzhäuser Straße / Arnol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04.2021</text:p>
          </table:table-cell>
          <table:table-cell office:value-type="string">
            <text:p>15:15 Uhr</text:p>
          </table:table-cell>
          <table:table-cell office:value-type="string">
            <text:p>Behinderung Bus</text:p>
          </table:table-cell>
          <table:table-cell office:value-type="string">
            <text:p>Bergstraße 22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1.04.2021</text:p>
          </table:table-cell>
          <table:table-cell office:value-type="string">
            <text:p>12:19 Uhr</text:p>
          </table:table-cell>
          <table:table-cell office:value-type="string">
            <text:p>Behinderung Bus</text:p>
          </table:table-cell>
          <table:table-cell office:value-type="string">
            <text:p>Am Zuckmantel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4.2021</text:p>
          </table:table-cell>
          <table:table-cell office:value-type="string">
            <text:p>10:14 Uhr</text:p>
          </table:table-cell>
          <table:table-cell office:value-type="string">
            <text:p>Behinderung Bus</text:p>
          </table:table-cell>
          <table:table-cell office:value-type="string">
            <text:p>Hafenstraße / Hafentor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4.05.2021</text:p>
          </table:table-cell>
          <table:table-cell office:value-type="string">
            <text:p>09:11 Uhr</text:p>
          </table:table-cell>
          <table:table-cell office:value-type="string">
            <text:p>Kfz auf Gleisanlage</text:p>
          </table:table-cell>
          <table:table-cell office:value-type="string">
            <text:p>Arnoldstraße 2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4.05.2021</text:p>
          </table:table-cell>
          <table:table-cell office:value-type="string">
            <text:p>17:45 Uhr</text:p>
          </table:table-cell>
          <table:table-cell office:value-type="string">
            <text:p>Behinderung Bus</text:p>
          </table:table-cell>
          <table:table-cell office:value-type="string">
            <text:p>Obere Mühlenstraße / Heinrich-Heine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4.05.2021</text:p>
          </table:table-cell>
          <table:table-cell office:value-type="string">
            <text:p>10:27 Uhr</text:p>
          </table:table-cell>
          <table:table-cell office:value-type="string">
            <text:p>Behinderung Bus</text:p>
          </table:table-cell>
          <table:table-cell office:value-type="string">
            <text:p>Erich-Zeigner-Allee / Antoni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5.2021</text:p>
          </table:table-cell>
          <table:table-cell office:value-type="string">
            <text:p>14:16 Uhr</text:p>
          </table:table-cell>
          <table:table-cell office:value-type="string">
            <text:p>Kfz auf Gleisanlage</text:p>
          </table:table-cell>
          <table:table-cell office:value-type="string">
            <text:p>Ossietzkystraße 1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5.2021</text:p>
          </table:table-cell>
          <table:table-cell office:value-type="string">
            <text:p>16:30 Uhr</text:p>
          </table:table-cell>
          <table:table-cell office:value-type="string">
            <text:p>Kfz auf Gleisanlage</text:p>
          </table:table-cell>
          <table:table-cell office:value-type="string">
            <text:p>Weißestraße / Untere Eichstädt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7.05.2021</text:p>
          </table:table-cell>
          <table:table-cell office:value-type="string">
            <text:p>18:24 Uhr</text:p>
          </table:table-cell>
          <table:table-cell office:value-type="string">
            <text:p>Behinderung Bus</text:p>
          </table:table-cell>
          <table:table-cell office:value-type="string">
            <text:p>Arnoldstraße 13-15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0.05.2021</text:p>
          </table:table-cell>
          <table:table-cell office:value-type="string">
            <text:p>12:49 Uhr</text:p>
          </table:table-cell>
          <table:table-cell office:value-type="string">
            <text:p>Behinderung Bus</text:p>
          </table:table-cell>
          <table:table-cell office:value-type="string">
            <text:p>Holzhäuser Straße 68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05.2021</text:p>
          </table:table-cell>
          <table:table-cell office:value-type="string">
            <text:p>19:02 Uhr</text:p>
          </table:table-cell>
          <table:table-cell office:value-type="string">
            <text:p>Behinderung Bus</text:p>
          </table:table-cell>
          <table:table-cell office:value-type="string">
            <text:p>Rostocker Straße / Neutsch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1.05.2021</text:p>
          </table:table-cell>
          <table:table-cell office:value-type="string">
            <text:p>06:57 Uhr</text:p>
          </table:table-cell>
          <table:table-cell office:value-type="string">
            <text:p>Behinderung Bus</text:p>
          </table:table-cell>
          <table:table-cell office:value-type="string">
            <text:p>Eisenacher Straße / Natonek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5.2021</text:p>
          </table:table-cell>
          <table:table-cell office:value-type="string">
            <text:p>18:07 Uhr</text:p>
          </table:table-cell>
          <table:table-cell office:value-type="string">
            <text:p>Kfz auf Gleisanlage</text:p>
          </table:table-cell>
          <table:table-cell office:value-type="string">
            <text:p>Cunnersdorfer Straße / Emmau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7.05.2021</text:p>
          </table:table-cell>
          <table:table-cell office:value-type="string">
            <text:p>07:31 Uhr</text:p>
          </table:table-cell>
          <table:table-cell office:value-type="string">
            <text:p>Behinderung Bus</text:p>
          </table:table-cell>
          <table:table-cell office:value-type="string">
            <text:p>Max-Lingen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7.05.2021</text:p>
          </table:table-cell>
          <table:table-cell office:value-type="string">
            <text:p>10:18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1.05.2021</text:p>
          </table:table-cell>
          <table:table-cell office:value-type="string">
            <text:p>15:21 Uhr</text:p>
          </table:table-cell>
          <table:table-cell office:value-type="string">
            <text:p>Kfz auf Gleisanlage</text:p>
          </table:table-cell>
          <table:table-cell office:value-type="string">
            <text:p>Odermannstraße 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1.05.2021</text:p>
          </table:table-cell>
          <table:table-cell office:value-type="string">
            <text:p>15:42 Uhr</text:p>
          </table:table-cell>
          <table:table-cell office:value-type="string">
            <text:p>Behinderung Bus</text:p>
          </table:table-cell>
          <table:table-cell office:value-type="string">
            <text:p>Riesaer Straße 5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1.05.2021</text:p>
          </table:table-cell>
          <table:table-cell office:value-type="string">
            <text:p>19:19 Uhr</text:p>
          </table:table-cell>
          <table:table-cell office:value-type="string">
            <text:p>Kfz auf Gleisanlage</text:p>
          </table:table-cell>
          <table:table-cell office:value-type="string">
            <text:p>Demmeringstraße 45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1.06.2021</text:p>
          </table:table-cell>
          <table:table-cell office:value-type="string">
            <text:p>16:59 Uhr</text:p>
          </table:table-cell>
          <table:table-cell office:value-type="string">
            <text:p>Kfz auf Gleisanlage</text:p>
          </table:table-cell>
          <table:table-cell office:value-type="string">
            <text:p>Nordplatz / Pfaffendorf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06.2021</text:p>
          </table:table-cell>
          <table:table-cell office:value-type="string">
            <text:p>09:18 Uhr</text:p>
          </table:table-cell>
          <table:table-cell office:value-type="string">
            <text:p>Kfz auf Gleisanlage</text:p>
          </table:table-cell>
          <table:table-cell office:value-type="string">
            <text:p>Löbauer Straße 3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06.2021</text:p>
          </table:table-cell>
          <table:table-cell office:value-type="string">
            <text:p>20:45 Uhr</text:p>
          </table:table-cell>
          <table:table-cell office:value-type="string">
            <text:p>Kfz auf Gleisanlage</text:p>
          </table:table-cell>
          <table:table-cell office:value-type="string">
            <text:p>Waldstraße / Freg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6.2021</text:p>
          </table:table-cell>
          <table:table-cell office:value-type="string">
            <text:p>08:07 Uhr</text:p>
          </table:table-cell>
          <table:table-cell office:value-type="string">
            <text:p>Behinderung Bus</text:p>
          </table:table-cell>
          <table:table-cell office:value-type="string">
            <text:p>Am Zuckmantel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4.06.2021</text:p>
          </table:table-cell>
          <table:table-cell office:value-type="string">
            <text:p>10:09 Uhr</text:p>
          </table:table-cell>
          <table:table-cell office:value-type="string">
            <text:p>Haltestellenbereich zugeparkt</text:p>
          </table:table-cell>
          <table:table-cell office:value-type="string">
            <text:p>Hopfenbergstraße 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5.06.2021</text:p>
          </table:table-cell>
          <table:table-cell office:value-type="string">
            <text:p>11:12 Uhr</text:p>
          </table:table-cell>
          <table:table-cell office:value-type="string">
            <text:p>Behinderung Bus</text:p>
          </table:table-cell>
          <table:table-cell office:value-type="string">
            <text:p>Lilienstraße 4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06.2021</text:p>
          </table:table-cell>
          <table:table-cell office:value-type="string">
            <text:p>09:15 Uhr</text:p>
          </table:table-cell>
          <table:table-cell office:value-type="string">
            <text:p>Haltestellenbereich zugeparkt</text:p>
          </table:table-cell>
          <table:table-cell office:value-type="string">
            <text:p>Am Zuckmantel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06.2021</text:p>
          </table:table-cell>
          <table:table-cell office:value-type="string">
            <text:p>14:10 Uhr</text:p>
          </table:table-cell>
          <table:table-cell office:value-type="string">
            <text:p>Kfz auf Gleisanlage</text:p>
          </table:table-cell>
          <table:table-cell office:value-type="string">
            <text:p>Odermannstraße 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8.06.2021</text:p>
          </table:table-cell>
          <table:table-cell office:value-type="string">
            <text:p>14:02 Uhr</text:p>
          </table:table-cell>
          <table:table-cell office:value-type="string">
            <text:p>Kfz auf Gleisanlage</text:p>
          </table:table-cell>
          <table:table-cell office:value-type="string">
            <text:p>Odermannstraße / Demmerin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6.2021</text:p>
          </table:table-cell>
          <table:table-cell office:value-type="string">
            <text:p>19:07 Uhr</text:p>
          </table:table-cell>
          <table:table-cell office:value-type="string">
            <text:p>Kfz auf Gleisanlage</text:p>
          </table:table-cell>
          <table:table-cell office:value-type="string">
            <text:p>Odermannstraße 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9.06.2021</text:p>
          </table:table-cell>
          <table:table-cell office:value-type="string">
            <text:p>09:08 Uhr</text:p>
          </table:table-cell>
          <table:table-cell office:value-type="string">
            <text:p>Haltestellenbereich zugeparkt</text:p>
          </table:table-cell>
          <table:table-cell office:value-type="string">
            <text:p>Am Zuckmantel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9.06.2021</text:p>
          </table:table-cell>
          <table:table-cell office:value-type="string">
            <text:p>17:34 Uhr</text:p>
          </table:table-cell>
          <table:table-cell office:value-type="string">
            <text:p>Kfz auf Gleisanlage</text:p>
          </table:table-cell>
          <table:table-cell office:value-type="string">
            <text:p>Georg-Schwarz-Straße / Günther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0.06.2021</text:p>
          </table:table-cell>
          <table:table-cell office:value-type="string">
            <text:p>10:54 Uhr</text:p>
          </table:table-cell>
          <table:table-cell office:value-type="string">
            <text:p>Behinderung Bus</text:p>
          </table:table-cell>
          <table:table-cell office:value-type="string">
            <text:p>Hopfenbergstraße / Stamm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6.2021</text:p>
          </table:table-cell>
          <table:table-cell office:value-type="string">
            <text:p>12:26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06.2021</text:p>
          </table:table-cell>
          <table:table-cell office:value-type="string">
            <text:p>12:51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06.2021</text:p>
          </table:table-cell>
          <table:table-cell office:value-type="string">
            <text:p>08:15 Uhr</text:p>
          </table:table-cell>
          <table:table-cell office:value-type="string">
            <text:p>Haltestellenbereich zugeparkt</text:p>
          </table:table-cell>
          <table:table-cell office:value-type="string">
            <text:p>Ber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06.2021</text:p>
          </table:table-cell>
          <table:table-cell office:value-type="string">
            <text:p>18:53 Uhr</text:p>
          </table:table-cell>
          <table:table-cell office:value-type="string">
            <text:p>Behinderung Bus</text:p>
          </table:table-cell>
          <table:table-cell office:value-type="string">
            <text:p>Stammerstraße / Hopfenber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06.2021</text:p>
          </table:table-cell>
          <table:table-cell office:value-type="string">
            <text:p>18:53 Uhr</text:p>
          </table:table-cell>
          <table:table-cell office:value-type="string">
            <text:p>Behinderung Bus</text:p>
          </table:table-cell>
          <table:table-cell office:value-type="string">
            <text:p>Yorckstraße / Faraday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6.2021</text:p>
          </table:table-cell>
          <table:table-cell office:value-type="string">
            <text:p>09:37 Uhr</text:p>
          </table:table-cell>
          <table:table-cell office:value-type="string">
            <text:p>Kfz auf Gleisanlage</text:p>
          </table:table-cell>
          <table:table-cell office:value-type="string">
            <text:p>Odermannstarße 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6.2021</text:p>
          </table:table-cell>
          <table:table-cell office:value-type="string">
            <text:p>08:14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3.06.2021</text:p>
          </table:table-cell>
          <table:table-cell office:value-type="string">
            <text:p>09:45 Uhr</text:p>
          </table:table-cell>
          <table:table-cell office:value-type="string">
            <text:p>Haltestellenbereich zugeparkt</text:p>
          </table:table-cell>
          <table:table-cell office:value-type="string">
            <text:p>Wiedebach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6.2021</text:p>
          </table:table-cell>
          <table:table-cell office:value-type="string">
            <text:p>18:59 Uhr</text:p>
          </table:table-cell>
          <table:table-cell office:value-type="string">
            <text:p>Kfz auf Gleisanlage</text:p>
          </table:table-cell>
          <table:table-cell office:value-type="string">
            <text:p>Odermannstraße 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6.2021</text:p>
          </table:table-cell>
          <table:table-cell office:value-type="string">
            <text:p>19:14 Uhr</text:p>
          </table:table-cell>
          <table:table-cell office:value-type="string">
            <text:p>Behinderung Bus</text:p>
          </table:table-cell>
          <table:table-cell office:value-type="string">
            <text:p>Naumburger Straße / Gießer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4.06.2021</text:p>
          </table:table-cell>
          <table:table-cell office:value-type="string">
            <text:p>07:20 Uhr</text:p>
          </table:table-cell>
          <table:table-cell office:value-type="string">
            <text:p>Behinderung Bus</text:p>
          </table:table-cell>
          <table:table-cell office:value-type="string">
            <text:p>Waldbau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5.06.2021</text:p>
          </table:table-cell>
          <table:table-cell office:value-type="string">
            <text:p>08:03 Uhr</text:p>
          </table:table-cell>
          <table:table-cell office:value-type="string">
            <text:p>Kfz auf Gleisanlage</text:p>
          </table:table-cell>
          <table:table-cell office:value-type="string">
            <text:p>Waldstraße 2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5.06.2021</text:p>
          </table:table-cell>
          <table:table-cell office:value-type="string">
            <text:p>09:19 Uhr</text:p>
          </table:table-cell>
          <table:table-cell office:value-type="string">
            <text:p>Kfz auf Gleisanlage</text:p>
          </table:table-cell>
          <table:table-cell office:value-type="string">
            <text:p>Odermannstraße 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5.06.2021</text:p>
          </table:table-cell>
          <table:table-cell office:value-type="string">
            <text:p>14:24 Uhr</text:p>
          </table:table-cell>
          <table:table-cell office:value-type="string">
            <text:p>Kfz auf Gleisanlage</text:p>
          </table:table-cell>
          <table:table-cell office:value-type="string">
            <text:p>Georg-Schwarz-Straße / Günt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8.06.2021</text:p>
          </table:table-cell>
          <table:table-cell office:value-type="string">
            <text:p>10:21 Uhr</text:p>
          </table:table-cell>
          <table:table-cell office:value-type="string">
            <text:p>Kfz auf Gleisanlage</text:p>
          </table:table-cell>
          <table:table-cell office:value-type="string">
            <text:p>Michaelisstraße 1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6.2021</text:p>
          </table:table-cell>
          <table:table-cell office:value-type="string">
            <text:p>08:50 Uhr</text:p>
          </table:table-cell>
          <table:table-cell office:value-type="string">
            <text:p>Behinderung Bus</text:p>
          </table:table-cell>
          <table:table-cell office:value-type="string">
            <text:p>Hersfelder Straße 4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6.2021</text:p>
          </table:table-cell>
          <table:table-cell office:value-type="string">
            <text:p>13:03 Uhr</text:p>
          </table:table-cell>
          <table:table-cell office:value-type="string">
            <text:p>Behinderung Bus</text:p>
          </table:table-cell>
          <table:table-cell office:value-type="string">
            <text:p>Odermannstraße 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0.06.2021</text:p>
          </table:table-cell>
          <table:table-cell office:value-type="string">
            <text:p>14:41 Uhr</text:p>
          </table:table-cell>
          <table:table-cell office:value-type="string">
            <text:p>Kfz auf Gleisanlage</text:p>
          </table:table-cell>
          <table:table-cell office:value-type="string">
            <text:p>Weißestraße 13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1.07.2021</text:p>
          </table:table-cell>
          <table:table-cell office:value-type="string">
            <text:p>16:51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2.07.2021</text:p>
          </table:table-cell>
          <table:table-cell office:value-type="string">
            <text:p>09:57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5.07.2021</text:p>
          </table:table-cell>
          <table:table-cell office:value-type="string">
            <text:p>18:56 Uhr</text:p>
          </table:table-cell>
          <table:table-cell office:value-type="string">
            <text:p>Kfz auf Gleisanlage</text:p>
          </table:table-cell>
          <table:table-cell office:value-type="string">
            <text:p>Odermannstraße / Demmering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5.07.2021</text:p>
          </table:table-cell>
          <table:table-cell office:value-type="string">
            <text:p>21:21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6.07.2021</text:p>
          </table:table-cell>
          <table:table-cell office:value-type="string">
            <text:p>09:49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7.2021</text:p>
          </table:table-cell>
          <table:table-cell office:value-type="string">
            <text:p>18:41 Uhr</text:p>
          </table:table-cell>
          <table:table-cell office:value-type="string">
            <text:p>Kfz auf Gleisanlage</text:p>
          </table:table-cell>
          <table:table-cell office:value-type="string">
            <text:p>Lindenthaler Straße / Wolfe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07.2021</text:p>
          </table:table-cell>
          <table:table-cell office:value-type="string">
            <text:p>18:31 Uhr</text:p>
          </table:table-cell>
          <table:table-cell office:value-type="string">
            <text:p>Kfz auf Gleisanlage</text:p>
          </table:table-cell>
          <table:table-cell office:value-type="string">
            <text:p>Elli-Voigt-Straße / Blü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7.2021</text:p>
          </table:table-cell>
          <table:table-cell office:value-type="string">
            <text:p>16:37 Uhr</text:p>
          </table:table-cell>
          <table:table-cell office:value-type="string">
            <text:p>Kfz auf Gleisanlage</text:p>
          </table:table-cell>
          <table:table-cell office:value-type="string">
            <text:p>Pörste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7.2021</text:p>
          </table:table-cell>
          <table:table-cell office:value-type="string">
            <text:p>17:25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9.07.2021</text:p>
          </table:table-cell>
          <table:table-cell office:value-type="string">
            <text:p>17:36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9.07.2021</text:p>
          </table:table-cell>
          <table:table-cell office:value-type="string">
            <text:p>18:51 Uhr</text:p>
          </table:table-cell>
          <table:table-cell office:value-type="string">
            <text:p>Kfz auf Gleisanlage</text:p>
          </table:table-cell>
          <table:table-cell office:value-type="string">
            <text:p>Odermannstraße / Demmering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7.2021</text:p>
          </table:table-cell>
          <table:table-cell office:value-type="string">
            <text:p>15:38 Uhr</text:p>
          </table:table-cell>
          <table:table-cell office:value-type="string">
            <text:p>Kfz auf Gleisanlage</text:p>
          </table:table-cell>
          <table:table-cell office:value-type="string">
            <text:p>Odermannstraße / Demmering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2.07.2021</text:p>
          </table:table-cell>
          <table:table-cell office:value-type="string">
            <text:p>21:04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7.2021</text:p>
          </table:table-cell>
          <table:table-cell office:value-type="string">
            <text:p>19:05 Uhr</text:p>
          </table:table-cell>
          <table:table-cell office:value-type="string">
            <text:p>Kfz auf Gleisanlage</text:p>
          </table:table-cell>
          <table:table-cell office:value-type="string">
            <text:p>Georg-Schwarz-Straße / Calvisius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5.07.2021</text:p>
          </table:table-cell>
          <table:table-cell office:value-type="string">
            <text:p>16:10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7.2021</text:p>
          </table:table-cell>
          <table:table-cell office:value-type="string">
            <text:p>11:36 Uhr</text:p>
          </table:table-cell>
          <table:table-cell office:value-type="string">
            <text:p>Kfz auf Gleisanlage</text:p>
          </table:table-cell>
          <table:table-cell office:value-type="string">
            <text:p>Georg-Schwarz-Straße / Rinckart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7.2021</text:p>
          </table:table-cell>
          <table:table-cell office:value-type="string">
            <text:p>18:42 Uhr</text:p>
          </table:table-cell>
          <table:table-cell office:value-type="string">
            <text:p>Kfz auf Gleisanlage</text:p>
          </table:table-cell>
          <table:table-cell office:value-type="string">
            <text:p>Demmering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9.07.2021</text:p>
          </table:table-cell>
          <table:table-cell office:value-type="string">
            <text:p>08:24 Uhr</text:p>
          </table:table-cell>
          <table:table-cell office:value-type="string">
            <text:p>Behinderung Bus</text:p>
          </table:table-cell>
          <table:table-cell office:value-type="string">
            <text:p>Christoph-Probst-Straße / Blü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2.07.2021</text:p>
          </table:table-cell>
          <table:table-cell office:value-type="string">
            <text:p>09:40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2.07.2021</text:p>
          </table:table-cell>
          <table:table-cell office:value-type="string">
            <text:p>17:38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3.07.2021</text:p>
          </table:table-cell>
          <table:table-cell office:value-type="string">
            <text:p>07:02 Uhr</text:p>
          </table:table-cell>
          <table:table-cell office:value-type="string">
            <text:p>Behinderung Bus</text:p>
          </table:table-cell>
          <table:table-cell office:value-type="string">
            <text:p>Blücherstraße / Christoph-Probs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7.07.2021</text:p>
          </table:table-cell>
          <table:table-cell office:value-type="string">
            <text:p>14:38 Uhr</text:p>
          </table:table-cell>
          <table:table-cell office:value-type="string">
            <text:p>Behinderung Bus</text:p>
          </table:table-cell>
          <table:table-cell office:value-type="string">
            <text:p>Hafenstraße 3c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8.07.2021</text:p>
          </table:table-cell>
          <table:table-cell office:value-type="string">
            <text:p>17:46 Uhr</text:p>
          </table:table-cell>
          <table:table-cell office:value-type="string">
            <text:p>Kfz auf Gleisanlage</text:p>
          </table:table-cell>
          <table:table-cell office:value-type="string">
            <text:p>Michaelisstraße 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7.2021</text:p>
          </table:table-cell>
          <table:table-cell office:value-type="string">
            <text:p>11:40 Uhr</text:p>
          </table:table-cell>
          <table:table-cell office:value-type="string">
            <text:p>Haltestellenbereich zugeparkt</text:p>
          </table:table-cell>
          <table:table-cell office:value-type="string">
            <text:p>Erich-Zeigner-Allee 10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7.2021</text:p>
          </table:table-cell>
          <table:table-cell office:value-type="string">
            <text:p>17:15 Uhr</text:p>
          </table:table-cell>
          <table:table-cell office:value-type="string">
            <text:p>Behinderung Bus</text:p>
          </table:table-cell>
          <table:table-cell office:value-type="string">
            <text:p>Theodor-Neubauer-Straße / Wicher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0.07.2021</text:p>
          </table:table-cell>
          <table:table-cell office:value-type="string">
            <text:p>18:25 Uhr</text:p>
          </table:table-cell>
          <table:table-cell office:value-type="string">
            <text:p>Kfz auf Gleisanlage</text:p>
          </table:table-cell>
          <table:table-cell office:value-type="string">
            <text:p>Georg-Schumann-Straße 52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3.08.2021</text:p>
          </table:table-cell>
          <table:table-cell office:value-type="string">
            <text:p>12:38 Uhr</text:p>
          </table:table-cell>
          <table:table-cell office:value-type="string">
            <text:p>Kfz auf Gleisanlage</text:p>
          </table:table-cell>
          <table:table-cell office:value-type="string">
            <text:p>Eisenacher Straße / Stock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08.2021</text:p>
          </table:table-cell>
          <table:table-cell office:value-type="string">
            <text:p>13:59 Uhr</text:p>
          </table:table-cell>
          <table:table-cell office:value-type="string">
            <text:p>Kfz auf Gleisanlage</text:p>
          </table:table-cell>
          <table:table-cell office:value-type="string">
            <text:p>Michaelisstraße 1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8.2021</text:p>
          </table:table-cell>
          <table:table-cell office:value-type="string">
            <text:p>16:58 Uhr</text:p>
          </table:table-cell>
          <table:table-cell office:value-type="string">
            <text:p>Behinderung Bus</text:p>
          </table:table-cell>
          <table:table-cell office:value-type="string">
            <text:p>Christoph-Probs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8.2021</text:p>
          </table:table-cell>
          <table:table-cell office:value-type="string">
            <text:p>12:51 Uhr</text:p>
          </table:table-cell>
          <table:table-cell office:value-type="string">
            <text:p>Kfz auf Gleisanlage</text:p>
          </table:table-cell>
          <table:table-cell office:value-type="string">
            <text:p>Emaus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08.2021</text:p>
          </table:table-cell>
          <table:table-cell office:value-type="string">
            <text:p>11:11 Uhr</text:p>
          </table:table-cell>
          <table:table-cell office:value-type="string">
            <text:p>Behinderung Bus</text:p>
          </table:table-cell>
          <table:table-cell office:value-type="string">
            <text:p>Eisenacher Straße / Natonek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8.2021</text:p>
          </table:table-cell>
          <table:table-cell office:value-type="string">
            <text:p>09:51 Uhr</text:p>
          </table:table-cell>
          <table:table-cell office:value-type="string">
            <text:p>Haltestellenbereich zugeparkt</text:p>
          </table:table-cell>
          <table:table-cell office:value-type="string">
            <text:p>Blücherstraße 3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8.2021</text:p>
          </table:table-cell>
          <table:table-cell office:value-type="string">
            <text:p>13:05 Uhr</text:p>
          </table:table-cell>
          <table:table-cell office:value-type="string">
            <text:p>Haltestellenbereich zugeparkt</text:p>
          </table:table-cell>
          <table:table-cell office:value-type="string">
            <text:p>Pittlerstraße 2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4.08.2021</text:p>
          </table:table-cell>
          <table:table-cell office:value-type="string">
            <text:p>08:28 Uhr</text:p>
          </table:table-cell>
          <table:table-cell office:value-type="string">
            <text:p>Haltestellenbereich zugeparkt</text:p>
          </table:table-cell>
          <table:table-cell office:value-type="string">
            <text:p>Elli-Voig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08.2021</text:p>
          </table:table-cell>
          <table:table-cell office:value-type="string">
            <text:p>15:51 Uhr</text:p>
          </table:table-cell>
          <table:table-cell office:value-type="string">
            <text:p>Kfz auf Gleisanlage</text:p>
          </table:table-cell>
          <table:table-cell office:value-type="string">
            <text:p>Rathaus Stötteri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7.08.2021</text:p>
          </table:table-cell>
          <table:table-cell office:value-type="string">
            <text:p>09:21 Uhr</text:p>
          </table:table-cell>
          <table:table-cell office:value-type="string">
            <text:p>Behinderung Bus</text:p>
          </table:table-cell>
          <table:table-cell office:value-type="string">
            <text:p>Störmthaler Straße / Muldenthal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0.08.2021</text:p>
          </table:table-cell>
          <table:table-cell office:value-type="string">
            <text:p>17:34 Uhr</text:p>
          </table:table-cell>
          <table:table-cell office:value-type="string">
            <text:p>Haltestellenbereich zugeparkt</text:p>
          </table:table-cell>
          <table:table-cell office:value-type="string">
            <text:p>Erich-Zeigner-Allee 9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1.08.2021</text:p>
          </table:table-cell>
          <table:table-cell office:value-type="string">
            <text:p>10:37 Uhr</text:p>
          </table:table-cell>
          <table:table-cell office:value-type="string">
            <text:p>Behinderung Bus</text:p>
          </table:table-cell>
          <table:table-cell office:value-type="string">
            <text:p>Selli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1.08.2021</text:p>
          </table:table-cell>
          <table:table-cell office:value-type="string">
            <text:p>17:13 Uhr</text:p>
          </table:table-cell>
          <table:table-cell office:value-type="string">
            <text:p>Kfz auf Gleisanlage</text:p>
          </table:table-cell>
          <table:table-cell office:value-type="string">
            <text:p>Annenstraße / Eisenbah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31.08.2021</text:p>
          </table:table-cell>
          <table:table-cell office:value-type="string">
            <text:p>18:56 Uhr</text:p>
          </table:table-cell>
          <table:table-cell office:value-type="string">
            <text:p>Kfz auf Gleisanlage</text:p>
          </table:table-cell>
          <table:table-cell office:value-type="string">
            <text:p>Gemeindeamtsstraße / 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1.09.2021</text:p>
          </table:table-cell>
          <table:table-cell office:value-type="string">
            <text:p>10:49 Uhr</text:p>
          </table:table-cell>
          <table:table-cell office:value-type="string">
            <text:p>Haltestellenbereich zugeparkt</text:p>
          </table:table-cell>
          <table:table-cell office:value-type="string">
            <text:p>Erich-Zeigner-Alle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1.09.2021</text:p>
          </table:table-cell>
          <table:table-cell office:value-type="string">
            <text:p>20:13 Uhr</text:p>
          </table:table-cell>
          <table:table-cell office:value-type="string">
            <text:p>Behinderung Bus</text:p>
          </table:table-cell>
          <table:table-cell office:value-type="string">
            <text:p>Mühligstraße 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9.2021</text:p>
          </table:table-cell>
          <table:table-cell office:value-type="string">
            <text:p>13:00 Uhr</text:p>
          </table:table-cell>
          <table:table-cell office:value-type="string">
            <text:p>Haltestellenbereich zugeparkt</text:p>
          </table:table-cell>
          <table:table-cell office:value-type="string">
            <text:p>Ost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9.2021</text:p>
          </table:table-cell>
          <table:table-cell office:value-type="string">
            <text:p>13:00 Uhr</text:p>
          </table:table-cell>
          <table:table-cell office:value-type="string">
            <text:p>Haltestellenbereich zugeparkt</text:p>
          </table:table-cell>
          <table:table-cell office:value-type="string">
            <text:p>Ost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9.2021</text:p>
          </table:table-cell>
          <table:table-cell office:value-type="string">
            <text:p>18:39 Uhr</text:p>
          </table:table-cell>
          <table:table-cell office:value-type="string">
            <text:p>Behinderung Bus</text:p>
          </table:table-cell>
          <table:table-cell office:value-type="string">
            <text:p>Luck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9.2021</text:p>
          </table:table-cell>
          <table:table-cell office:value-type="string">
            <text:p>18:39 Uhr</text:p>
          </table:table-cell>
          <table:table-cell office:value-type="string">
            <text:p>Behinderung Bus</text:p>
          </table:table-cell>
          <table:table-cell office:value-type="string">
            <text:p>Luck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9.2021</text:p>
          </table:table-cell>
          <table:table-cell office:value-type="string">
            <text:p>20:26 Uhr</text:p>
          </table:table-cell>
          <table:table-cell office:value-type="string">
            <text:p>Kfz auf Gleisanlage</text:p>
          </table:table-cell>
          <table:table-cell office:value-type="string">
            <text:p>Nord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9.2021</text:p>
          </table:table-cell>
          <table:table-cell office:value-type="string">
            <text:p>20:26 Uhr</text:p>
          </table:table-cell>
          <table:table-cell office:value-type="string">
            <text:p>Kfz auf Gleisanlage</text:p>
          </table:table-cell>
          <table:table-cell office:value-type="string">
            <text:p>Nord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09.2021</text:p>
          </table:table-cell>
          <table:table-cell office:value-type="string">
            <text:p>12:23 Uhr</text:p>
          </table:table-cell>
          <table:table-cell office:value-type="string">
            <text:p>Behinderung Bus</text:p>
          </table:table-cell>
          <table:table-cell office:value-type="string">
            <text:p>Luck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09.2021</text:p>
          </table:table-cell>
          <table:table-cell office:value-type="string">
            <text:p>21:15 Uhr</text:p>
          </table:table-cell>
          <table:table-cell office:value-type="string">
            <text:p>Kfz auf Gleisanlage</text:p>
          </table:table-cell>
          <table:table-cell office:value-type="string">
            <text:p>Wurzner Straße 199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0.09.2021</text:p>
          </table:table-cell>
          <table:table-cell office:value-type="string">
            <text:p>14:34 Uhr</text:p>
          </table:table-cell>
          <table:table-cell office:value-type="string">
            <text:p>Kfz auf Gleisanlage</text:p>
          </table:table-cell>
          <table:table-cell office:value-type="string">
            <text:p>Arhtur-Hoffmann-Straße 3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9.2021</text:p>
          </table:table-cell>
          <table:table-cell office:value-type="string">
            <text:p>11:05 Uhr</text:p>
          </table:table-cell>
          <table:table-cell office:value-type="string">
            <text:p>Behinderung Bus</text:p>
          </table:table-cell>
          <table:table-cell office:value-type="string">
            <text:p>Coppistraße / Lindenthal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9.2021</text:p>
          </table:table-cell>
          <table:table-cell office:value-type="string">
            <text:p>18:38 Uhr</text:p>
          </table:table-cell>
          <table:table-cell office:value-type="string">
            <text:p>Kfz auf Gleisanlage</text:p>
          </table:table-cell>
          <table:table-cell office:value-type="string">
            <text:p>Arthur-Hoffmann-Straße / Shakespear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9.2021</text:p>
          </table:table-cell>
          <table:table-cell office:value-type="string">
            <text:p>09:41 Uhr</text:p>
          </table:table-cell>
          <table:table-cell office:value-type="string">
            <text:p>Kfz auf Gleisanlage</text:p>
          </table:table-cell>
          <table:table-cell office:value-type="string">
            <text:p>Georg-Schwarz-Straße / Rinckart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9.2021</text:p>
          </table:table-cell>
          <table:table-cell office:value-type="string">
            <text:p>07:18 Uhr</text:p>
          </table:table-cell>
          <table:table-cell office:value-type="string">
            <text:p>Kfz auf Gleisanlage</text:p>
          </table:table-cell>
          <table:table-cell office:value-type="string">
            <text:p>Elli-Voig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09.2021</text:p>
          </table:table-cell>
          <table:table-cell office:value-type="string">
            <text:p>14:00 Uhr</text:p>
          </table:table-cell>
          <table:table-cell office:value-type="string">
            <text:p>Behinderung Bus</text:p>
          </table:table-cell>
          <table:table-cell office:value-type="string">
            <text:p>Dimpfelstraße 1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9.2021</text:p>
          </table:table-cell>
          <table:table-cell office:value-type="string">
            <text:p>18:30 Uhr</text:p>
          </table:table-cell>
          <table:table-cell office:value-type="string">
            <text:p>Behinderung Bus</text:p>
          </table:table-cell>
          <table:table-cell office:value-type="string">
            <text:p>Luck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9.2021</text:p>
          </table:table-cell>
          <table:table-cell office:value-type="string">
            <text:p>18:08 Uhr</text:p>
          </table:table-cell>
          <table:table-cell office:value-type="string">
            <text:p>Kfz auf Gleisanlage</text:p>
          </table:table-cell>
          <table:table-cell office:value-type="string">
            <text:p>Elli-Voigt-Straße 8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7.09.2021</text:p>
          </table:table-cell>
          <table:table-cell office:value-type="string">
            <text:p>17:52 Uhr</text:p>
          </table:table-cell>
          <table:table-cell office:value-type="string">
            <text:p>Kfz auf Gleisanlage</text:p>
          </table:table-cell>
          <table:table-cell office:value-type="string">
            <text:p>Michaelisstraße 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8.09.2021</text:p>
          </table:table-cell>
          <table:table-cell office:value-type="string">
            <text:p>09:25 Uhr</text:p>
          </table:table-cell>
          <table:table-cell office:value-type="string">
            <text:p>Kfz auf Gleisanlage</text:p>
          </table:table-cell>
          <table:table-cell office:value-type="string">
            <text:p>Georg-Schwarz-Straße / Erich-Köhn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8.09.2021</text:p>
          </table:table-cell>
          <table:table-cell office:value-type="string">
            <text:p>09:51 Uhr</text:p>
          </table:table-cell>
          <table:table-cell office:value-type="string">
            <text:p>Haltestellenbereich zugeparkt</text:p>
          </table:table-cell>
          <table:table-cell office:value-type="string">
            <text:p>Lilienstraße 3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8.09.2021</text:p>
          </table:table-cell>
          <table:table-cell office:value-type="string">
            <text:p>10:37 Uhr</text:p>
          </table:table-cell>
          <table:table-cell office:value-type="string">
            <text:p>Kfz auf Gleisanlage</text:p>
          </table:table-cell>
          <table:table-cell office:value-type="string">
            <text:p>Ossietzkystraße 17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9.2021</text:p>
          </table:table-cell>
          <table:table-cell office:value-type="string">
            <text:p>19:38 Uhr</text:p>
          </table:table-cell>
          <table:table-cell office:value-type="string">
            <text:p>Behinderung Bus</text:p>
          </table:table-cell>
          <table:table-cell office:value-type="string">
            <text:p>Christoph-Probst-Straße 5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1.10.2021</text:p>
          </table:table-cell>
          <table:table-cell office:value-type="string">
            <text:p>21:09 Uhr</text:p>
          </table:table-cell>
          <table:table-cell office:value-type="string">
            <text:p>Kfz auf Gleisanlage</text:p>
          </table:table-cell>
          <table:table-cell office:value-type="string">
            <text:p>Pfaffendorfer Straße / Nord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1.10.2021</text:p>
          </table:table-cell>
          <table:table-cell office:value-type="string">
            <text:p>21:09 Uhr</text:p>
          </table:table-cell>
          <table:table-cell office:value-type="string">
            <text:p>Kfz auf Gleisanlage</text:p>
          </table:table-cell>
          <table:table-cell office:value-type="string">
            <text:p>Pfaffendorfer Straße / Nord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10.2021</text:p>
          </table:table-cell>
          <table:table-cell office:value-type="string">
            <text:p>11:59 Uhr</text:p>
          </table:table-cell>
          <table:table-cell office:value-type="string">
            <text:p>Kfz auf Gleisanlage</text:p>
          </table:table-cell>
          <table:table-cell office:value-type="string">
            <text:p>Georg-Schwarz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10.2021</text:p>
          </table:table-cell>
          <table:table-cell office:value-type="string">
            <text:p>19:23 Uhr</text:p>
          </table:table-cell>
          <table:table-cell office:value-type="string">
            <text:p>Kfz auf Gleisanlage</text:p>
          </table:table-cell>
          <table:table-cell office:value-type="string">
            <text:p>Fregestraße 18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10.2021</text:p>
          </table:table-cell>
          <table:table-cell office:value-type="string">
            <text:p>09:36 Uhr</text:p>
          </table:table-cell>
          <table:table-cell office:value-type="string">
            <text:p>Kfz auf Gleisanlage</text:p>
          </table:table-cell>
          <table:table-cell office:value-type="string">
            <text:p>Pörstener Straße / Lucka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5.10.2021</text:p>
          </table:table-cell>
          <table:table-cell office:value-type="string">
            <text:p>19:15 Uhr</text:p>
          </table:table-cell>
          <table:table-cell office:value-type="string">
            <text:p>Behinderung Bus</text:p>
          </table:table-cell>
          <table:table-cell office:value-type="string">
            <text:p>Hafenstraße 3c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5.10.2021</text:p>
          </table:table-cell>
          <table:table-cell office:value-type="string">
            <text:p>20:48 Uhr</text:p>
          </table:table-cell>
          <table:table-cell office:value-type="string">
            <text:p>Behinderung Bus</text:p>
          </table:table-cell>
          <table:table-cell office:value-type="string">
            <text:p>Hopfenbergstraße / Stamm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10.2021</text:p>
          </table:table-cell>
          <table:table-cell office:value-type="string">
            <text:p>18:37 Uhr</text:p>
          </table:table-cell>
          <table:table-cell office:value-type="string">
            <text:p>Haltestellenbereich zugeparkt</text:p>
          </table:table-cell>
          <table:table-cell office:value-type="string">
            <text:p>Plaußiger Straße / Cunnersdorf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10.2021</text:p>
          </table:table-cell>
          <table:table-cell office:value-type="string">
            <text:p>20:28 Uhr</text:p>
          </table:table-cell>
          <table:table-cell office:value-type="string">
            <text:p>Kfz auf Gleisanlage</text:p>
          </table:table-cell>
          <table:table-cell office:value-type="string">
            <text:p>Kötzschau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10.2021</text:p>
          </table:table-cell>
          <table:table-cell office:value-type="string">
            <text:p>09:34 Uhr</text:p>
          </table:table-cell>
          <table:table-cell office:value-type="string">
            <text:p>Kfz auf Gleisanlage</text:p>
          </table:table-cell>
          <table:table-cell office:value-type="string">
            <text:p>Waldbaurstraße 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10.2021</text:p>
          </table:table-cell>
          <table:table-cell office:value-type="string">
            <text:p>12:05 Uhr</text:p>
          </table:table-cell>
          <table:table-cell office:value-type="string">
            <text:p>Behinderung Bus</text:p>
          </table:table-cell>
          <table:table-cell office:value-type="string">
            <text:p>Friedrich-Bosse-Straße / Luck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10.2021</text:p>
          </table:table-cell>
          <table:table-cell office:value-type="string">
            <text:p>09:00 Uhr</text:p>
          </table:table-cell>
          <table:table-cell office:value-type="string">
            <text:p>Kfz auf Gleisanlage</text:p>
          </table:table-cell>
          <table:table-cell office:value-type="string">
            <text:p>Apelstraße 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10.2021</text:p>
          </table:table-cell>
          <table:table-cell office:value-type="string">
            <text:p>16:50 Uhr</text:p>
          </table:table-cell>
          <table:table-cell office:value-type="string">
            <text:p>Haltestellenbereich zugeparkt</text:p>
          </table:table-cell>
          <table:table-cell office:value-type="string">
            <text:p>Bayrischer 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10.2021</text:p>
          </table:table-cell>
          <table:table-cell office:value-type="string">
            <text:p>14:24 Uhr</text:p>
          </table:table-cell>
          <table:table-cell office:value-type="string">
            <text:p>Kfz auf Gleisanlage</text:p>
          </table:table-cell>
          <table:table-cell office:value-type="string">
            <text:p>Apelstraße / Bittefeld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10.2021</text:p>
          </table:table-cell>
          <table:table-cell office:value-type="string">
            <text:p>07:55 Uhr</text:p>
          </table:table-cell>
          <table:table-cell office:value-type="string">
            <text:p>Kfz auf Gleisanlage</text:p>
          </table:table-cell>
          <table:table-cell office:value-type="string">
            <text:p>Kötzschauer Straße / Lucka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10.2021</text:p>
          </table:table-cell>
          <table:table-cell office:value-type="string">
            <text:p>09:18 Uhr</text:p>
          </table:table-cell>
          <table:table-cell office:value-type="string">
            <text:p>Kfz auf Gleisanlage</text:p>
          </table:table-cell>
          <table:table-cell office:value-type="string">
            <text:p>Elli-Voigt-Straße 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10.2021</text:p>
          </table:table-cell>
          <table:table-cell office:value-type="string">
            <text:p>13:08 Uhr</text:p>
          </table:table-cell>
          <table:table-cell office:value-type="string">
            <text:p>Behinderung Bus</text:p>
          </table:table-cell>
          <table:table-cell office:value-type="string">
            <text:p>Kohlgartenstraße / Comenius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2.10.2021</text:p>
          </table:table-cell>
          <table:table-cell office:value-type="string">
            <text:p>16:31 Uhr</text:p>
          </table:table-cell>
          <table:table-cell office:value-type="string">
            <text:p>Kfz auf Gleisanlage</text:p>
          </table:table-cell>
          <table:table-cell office:value-type="string">
            <text:p>Gorkistraße 17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3.10.2021</text:p>
          </table:table-cell>
          <table:table-cell office:value-type="string">
            <text:p>09:55 Uhr</text:p>
          </table:table-cell>
          <table:table-cell office:value-type="string">
            <text:p>Behinderung Bus</text:p>
          </table:table-cell>
          <table:table-cell office:value-type="string">
            <text:p>Lipsiu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10.2021</text:p>
          </table:table-cell>
          <table:table-cell office:value-type="string">
            <text:p>09:55 Uhr</text:p>
          </table:table-cell>
          <table:table-cell office:value-type="string">
            <text:p>Behinderung Bus</text:p>
          </table:table-cell>
          <table:table-cell office:value-type="string">
            <text:p>Lipsiu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10.2021</text:p>
          </table:table-cell>
          <table:table-cell office:value-type="string">
            <text:p>16:19 Uhr</text:p>
          </table:table-cell>
          <table:table-cell office:value-type="string">
            <text:p>Kfz auf Gleisanlage</text:p>
          </table:table-cell>
          <table:table-cell office:value-type="string">
            <text:p>Georg-Schwarz-Straße 4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8.10.2021</text:p>
          </table:table-cell>
          <table:table-cell office:value-type="string">
            <text:p>07:14 Uhr</text:p>
          </table:table-cell>
          <table:table-cell office:value-type="string">
            <text:p>Kfz auf Gleisanlage</text:p>
          </table:table-cell>
          <table:table-cell office:value-type="string">
            <text:p>Herrmann-Meyer-Straße 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8.10.2021</text:p>
          </table:table-cell>
          <table:table-cell office:value-type="string">
            <text:p>07:35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11.2021</text:p>
          </table:table-cell>
          <table:table-cell office:value-type="string">
            <text:p>10:19 Uhr</text:p>
          </table:table-cell>
          <table:table-cell office:value-type="string">
            <text:p>Kfz auf Gleisanlage</text:p>
          </table:table-cell>
          <table:table-cell office:value-type="string">
            <text:p>Nordplatz / Pfaffendorf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11.2021</text:p>
          </table:table-cell>
          <table:table-cell office:value-type="string">
            <text:p>17:43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0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4.11.2021</text:p>
          </table:table-cell>
          <table:table-cell office:value-type="string">
            <text:p>09:08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4.11.2021</text:p>
          </table:table-cell>
          <table:table-cell office:value-type="string">
            <text:p>16:51 Uhr</text:p>
          </table:table-cell>
          <table:table-cell office:value-type="string">
            <text:p>Kfz auf Gleisanlage</text:p>
          </table:table-cell>
          <table:table-cell office:value-type="string">
            <text:p>Bornaische Straße / Wiedebach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9.11.2021</text:p>
          </table:table-cell>
          <table:table-cell office:value-type="string">
            <text:p>13:30 Uhr</text:p>
          </table:table-cell>
          <table:table-cell office:value-type="string">
            <text:p>Kfz auf Gleisanlage</text:p>
          </table:table-cell>
          <table:table-cell office:value-type="string">
            <text:p>Elli-Voigt-Straße / Blü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11.2021</text:p>
          </table:table-cell>
          <table:table-cell office:value-type="string">
            <text:p>19:38 Uhr</text:p>
          </table:table-cell>
          <table:table-cell office:value-type="string">
            <text:p>Behinderung Bus</text:p>
          </table:table-cell>
          <table:table-cell office:value-type="string">
            <text:p>Mühligstraße / Hahne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11.2021</text:p>
          </table:table-cell>
          <table:table-cell office:value-type="string">
            <text:p>20:43 Uhr</text:p>
          </table:table-cell>
          <table:table-cell office:value-type="string">
            <text:p>Kfz auf Gleisanlage</text:p>
          </table:table-cell>
          <table:table-cell office:value-type="string">
            <text:p>Waldbaurstraße / Stannebein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11.2021</text:p>
          </table:table-cell>
          <table:table-cell office:value-type="string">
            <text:p>19:47 Uhr</text:p>
          </table:table-cell>
          <table:table-cell office:value-type="string">
            <text:p>Kfz auf Gleisanlage</text:p>
          </table:table-cell>
          <table:table-cell office:value-type="string">
            <text:p>Holzhäuser Straße / Arnol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11.2021</text:p>
          </table:table-cell>
          <table:table-cell office:value-type="string">
            <text:p>10:17 Uhr</text:p>
          </table:table-cell>
          <table:table-cell office:value-type="string">
            <text:p>Behinderung Bus</text:p>
          </table:table-cell>
          <table:table-cell office:value-type="string">
            <text:p>Coppiplatz / Lindenthal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0.11.2021</text:p>
          </table:table-cell>
          <table:table-cell office:value-type="string">
            <text:p>12:44 Uhr</text:p>
          </table:table-cell>
          <table:table-cell office:value-type="string">
            <text:p>Kfz auf Gleisanlage</text:p>
          </table:table-cell>
          <table:table-cell office:value-type="string">
            <text:p>Elli-Voig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11.2021</text:p>
          </table:table-cell>
          <table:table-cell office:value-type="string">
            <text:p>07:39 Uhr</text:p>
          </table:table-cell>
          <table:table-cell office:value-type="string">
            <text:p>Behinderung Bus</text:p>
          </table:table-cell>
          <table:table-cell office:value-type="string">
            <text:p>Seumestraße 95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6.11.2021</text:p>
          </table:table-cell>
          <table:table-cell office:value-type="string">
            <text:p>12:35 Uhr</text:p>
          </table:table-cell>
          <table:table-cell office:value-type="string">
            <text:p>Kfz auf Gleisanlage</text:p>
          </table:table-cell>
          <table:table-cell office:value-type="string">
            <text:p>Herrmann-Meyer-Straße / Ratzel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11.2021</text:p>
          </table:table-cell>
          <table:table-cell office:value-type="string">
            <text:p>19:17 Uhr</text:p>
          </table:table-cell>
          <table:table-cell office:value-type="string">
            <text:p>Behinderung Bus</text:p>
          </table:table-cell>
          <table:table-cell office:value-type="string">
            <text:p>Hafenstraße 3c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11.2021</text:p>
          </table:table-cell>
          <table:table-cell office:value-type="string">
            <text:p>19:17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1.12.2021</text:p>
          </table:table-cell>
          <table:table-cell office:value-type="string">
            <text:p>20:05 Uhr</text:p>
          </table:table-cell>
          <table:table-cell office:value-type="string">
            <text:p>Behinderung Bus</text:p>
          </table:table-cell>
          <table:table-cell office:value-type="string">
            <text:p>Engertstraße 3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1.12.2021</text:p>
          </table:table-cell>
          <table:table-cell office:value-type="string">
            <text:p>20:05 Uhr</text:p>
          </table:table-cell>
          <table:table-cell office:value-type="string">
            <text:p>Behinderung Bus</text:p>
          </table:table-cell>
          <table:table-cell office:value-type="string">
            <text:p>Engertstraße 3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2.12.2021</text:p>
          </table:table-cell>
          <table:table-cell office:value-type="string">
            <text:p>08:22 Uhr</text:p>
          </table:table-cell>
          <table:table-cell office:value-type="string">
            <text:p>Kfz auf Gleisanlage</text:p>
          </table:table-cell>
          <table:table-cell office:value-type="string">
            <text:p>Waldbaurstraße / Stannebein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2.12.2021</text:p>
          </table:table-cell>
          <table:table-cell office:value-type="string">
            <text:p>08:22 Uhr</text:p>
          </table:table-cell>
          <table:table-cell office:value-type="string">
            <text:p>Kfz auf Gleisanlage</text:p>
          </table:table-cell>
          <table:table-cell office:value-type="string">
            <text:p>Waldbaurstraße / Stannebeinplatz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12.2021</text:p>
          </table:table-cell>
          <table:table-cell office:value-type="string">
            <text:p>16:22 Uhr</text:p>
          </table:table-cell>
          <table:table-cell office:value-type="string">
            <text:p>Kfz auf Gleisanlage</text:p>
          </table:table-cell>
          <table:table-cell office:value-type="string">
            <text:p>Wolfener Straße 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3.12.2021</text:p>
          </table:table-cell>
          <table:table-cell office:value-type="string">
            <text:p>16:22 Uhr</text:p>
          </table:table-cell>
          <table:table-cell office:value-type="string">
            <text:p>Kfz auf Gleisanlage</text:p>
          </table:table-cell>
          <table:table-cell office:value-type="string">
            <text:p>Wolfener Straße 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4.12.2021</text:p>
          </table:table-cell>
          <table:table-cell office:value-type="string">
            <text:p>15:24 Uhr</text:p>
          </table:table-cell>
          <table:table-cell office:value-type="string">
            <text:p>Kfz auf Gleisanlage</text:p>
          </table:table-cell>
          <table:table-cell office:value-type="string">
            <text:p>Ossietzky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4.12.2021</text:p>
          </table:table-cell>
          <table:table-cell office:value-type="string">
            <text:p>15:24 Uhr</text:p>
          </table:table-cell>
          <table:table-cell office:value-type="string">
            <text:p>Kfz auf Gleisanlage</text:p>
          </table:table-cell>
          <table:table-cell office:value-type="string">
            <text:p>Ossietzky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7.12.2021</text:p>
          </table:table-cell>
          <table:table-cell office:value-type="string">
            <text:p>08:37 Uhr</text:p>
          </table:table-cell>
          <table:table-cell office:value-type="string">
            <text:p>Haltestellenbereich zugeparkt</text:p>
          </table:table-cell>
          <table:table-cell office:value-type="string">
            <text:p>Dimpfelstraße / Zittau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12.2021</text:p>
          </table:table-cell>
          <table:table-cell office:value-type="string">
            <text:p>08:37 Uhr</text:p>
          </table:table-cell>
          <table:table-cell office:value-type="string">
            <text:p>Haltestellenbereich zugeparkt</text:p>
          </table:table-cell>
          <table:table-cell office:value-type="string">
            <text:p>Dimpfelstraße / Zittau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12.2021</text:p>
          </table:table-cell>
          <table:table-cell office:value-type="string">
            <text:p>19:54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7.12.2021</text:p>
          </table:table-cell>
          <table:table-cell office:value-type="string">
            <text:p>19:54 Uhr</text:p>
          </table:table-cell>
          <table:table-cell office:value-type="string">
            <text:p>Kfz auf Gleisanlage</text:p>
          </table:table-cell>
          <table:table-cell office:value-type="string">
            <text:p>Eisenbahnstraße / Anne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9.12.2021</text:p>
          </table:table-cell>
          <table:table-cell office:value-type="string">
            <text:p>10:13 Uhr</text:p>
          </table:table-cell>
          <table:table-cell office:value-type="string">
            <text:p>Kfz auf Gleisanlage</text:p>
          </table:table-cell>
          <table:table-cell office:value-type="string">
            <text:p>Georg-Schwarz-Straße 5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12.2021</text:p>
          </table:table-cell>
          <table:table-cell office:value-type="string">
            <text:p>10:13 Uhr</text:p>
          </table:table-cell>
          <table:table-cell office:value-type="string">
            <text:p>Kfz auf Gleisanlage</text:p>
          </table:table-cell>
          <table:table-cell office:value-type="string">
            <text:p>Georg-Schwarz-Straße 5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12.2021</text:p>
          </table:table-cell>
          <table:table-cell office:value-type="string">
            <text:p>18:11 Uhr</text:p>
          </table:table-cell>
          <table:table-cell office:value-type="string">
            <text:p>Kfz auf Gleisanlage</text:p>
          </table:table-cell>
          <table:table-cell office:value-type="string">
            <text:p>ossietzkystraße 2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0.12.2021</text:p>
          </table:table-cell>
          <table:table-cell office:value-type="string">
            <text:p>18:11 Uhr</text:p>
          </table:table-cell>
          <table:table-cell office:value-type="string">
            <text:p>Kfz auf Gleisanlage</text:p>
          </table:table-cell>
          <table:table-cell office:value-type="string">
            <text:p>Ossietzkystraße 2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12.2021</text:p>
          </table:table-cell>
          <table:table-cell office:value-type="string">
            <text:p>10:03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5.12.2021</text:p>
          </table:table-cell>
          <table:table-cell office:value-type="string">
            <text:p>10:03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12.2021</text:p>
          </table:table-cell>
          <table:table-cell office:value-type="string">
            <text:p>12:47 Uhr</text:p>
          </table:table-cell>
          <table:table-cell office:value-type="string">
            <text:p>Behinderung Bus</text:p>
          </table:table-cell>
          <table:table-cell office:value-type="string">
            <text:p>Balzacstraße 1a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12.2021</text:p>
          </table:table-cell>
          <table:table-cell office:value-type="string">
            <text:p>12:47 Uhr</text:p>
          </table:table-cell>
          <table:table-cell office:value-type="string">
            <text:p>Behinderung Bus</text:p>
          </table:table-cell>
          <table:table-cell office:value-type="string">
            <text:p>Balzacstraße 1a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12.2021</text:p>
          </table:table-cell>
          <table:table-cell office:value-type="string">
            <text:p>16:56 Uhr</text:p>
          </table:table-cell>
          <table:table-cell office:value-type="string">
            <text:p>Behinderung Bus</text:p>
          </table:table-cell>
          <table:table-cell office:value-type="string">
            <text:p>Nikolai-Rumjanzew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6.12.2021</text:p>
          </table:table-cell>
          <table:table-cell office:value-type="string">
            <text:p>16:56 Uhr</text:p>
          </table:table-cell>
          <table:table-cell office:value-type="string">
            <text:p>Behinderung Bus</text:p>
          </table:table-cell>
          <table:table-cell office:value-type="string">
            <text:p>Nikolai-Rumjanzew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12.2021</text:p>
          </table:table-cell>
          <table:table-cell office:value-type="string">
            <text:p>14:00 Uhr</text:p>
          </table:table-cell>
          <table:table-cell office:value-type="string">
            <text:p>Behinderung Bus</text:p>
          </table:table-cell>
          <table:table-cell office:value-type="string">
            <text:p>Telemannstraße / Grassi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12.2021</text:p>
          </table:table-cell>
          <table:table-cell office:value-type="string">
            <text:p>14:00 Uhr</text:p>
          </table:table-cell>
          <table:table-cell office:value-type="string">
            <text:p>Behinderung Bus</text:p>
          </table:table-cell>
          <table:table-cell office:value-type="string">
            <text:p>Telemannstraße / Grassi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12.2021</text:p>
          </table:table-cell>
          <table:table-cell office:value-type="string">
            <text:p>18:55 Uhr</text:p>
          </table:table-cell>
          <table:table-cell office:value-type="string">
            <text:p>Kfz auf Gleisanlage</text:p>
          </table:table-cell>
          <table:table-cell office:value-type="string">
            <text:p>Elli-Voigt-Straße / Blüch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12.2021</text:p>
          </table:table-cell>
          <table:table-cell office:value-type="string">
            <text:p>18:55 Uhr</text:p>
          </table:table-cell>
          <table:table-cell office:value-type="string">
            <text:p>Kfz auf Gleisanlage</text:p>
          </table:table-cell>
          <table:table-cell office:value-type="string">
            <text:p>Elli-Voigt-Straße / Blücher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1.12.2021</text:p>
          </table:table-cell>
          <table:table-cell office:value-type="string">
            <text:p>20:42 Uhr</text:p>
          </table:table-cell>
          <table:table-cell office:value-type="string">
            <text:p>Behinderung Bus</text:p>
          </table:table-cell>
          <table:table-cell office:value-type="string">
            <text:p>Grassiestraße / Robert-Schumann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12.2021</text:p>
          </table:table-cell>
          <table:table-cell office:value-type="string">
            <text:p>20:42 Uhr</text:p>
          </table:table-cell>
          <table:table-cell office:value-type="string">
            <text:p>Behinderung Bus</text:p>
          </table:table-cell>
          <table:table-cell office:value-type="string">
            <text:p>Grassiestraße / Robert-Schumann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12.2021</text:p>
          </table:table-cell>
          <table:table-cell office:value-type="string">
            <text:p>16:40 Uhr</text:p>
          </table:table-cell>
          <table:table-cell office:value-type="string">
            <text:p>Behinderung Bus</text:p>
          </table:table-cell>
          <table:table-cell office:value-type="string">
            <text:p>Hauptbahnhof Ostseit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12.2021</text:p>
          </table:table-cell>
          <table:table-cell office:value-type="string">
            <text:p>16:40 Uhr</text:p>
          </table:table-cell>
          <table:table-cell office:value-type="string">
            <text:p>Haltestellenbereich zugeparkt</text:p>
          </table:table-cell>
          <table:table-cell office:value-type="string">
            <text:p>Hauptbahnhof Ostseit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1.2021</text:p>
          </table:table-cell>
          <table:table-cell office:value-type="string">
            <text:p>13:01 Uhr</text:p>
          </table:table-cell>
          <table:table-cell office:value-type="string">
            <text:p>Kfz auf Gleisanlage</text:p>
          </table:table-cell>
          <table:table-cell office:value-type="string">
            <text:p>Georg-Schwarz-Straße 4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4.01.2021</text:p>
          </table:table-cell>
          <table:table-cell office:value-type="string">
            <text:p>07:44 Uhr</text:p>
          </table:table-cell>
          <table:table-cell office:value-type="string">
            <text:p>Behinderung Bus</text:p>
          </table:table-cell>
          <table:table-cell office:value-type="string">
            <text:p>Blücherstraße / Christoph-Probs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6.01.2021</text:p>
          </table:table-cell>
          <table:table-cell office:value-type="string">
            <text:p>11:59 Uhr</text:p>
          </table:table-cell>
          <table:table-cell office:value-type="string">
            <text:p>Behinderung Bus</text:p>
          </table:table-cell>
          <table:table-cell office:value-type="string">
            <text:p>Hohenthalstraße / Seume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7.01.2021</text:p>
          </table:table-cell>
          <table:table-cell office:value-type="string">
            <text:p>08:53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7.01.2021</text:p>
          </table:table-cell>
          <table:table-cell office:value-type="string">
            <text:p>11:15 Uhr</text:p>
          </table:table-cell>
          <table:table-cell office:value-type="string">
            <text:p>Behinderung Bus</text:p>
          </table:table-cell>
          <table:table-cell office:value-type="string">
            <text:p>Blücherstraße / Christoph-Probst-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0.01.2021</text:p>
          </table:table-cell>
          <table:table-cell office:value-type="string">
            <text:p>14:12 Uhr</text:p>
          </table:table-cell>
          <table:table-cell office:value-type="string">
            <text:p>Behinderung Bus</text:p>
          </table:table-cell>
          <table:table-cell office:value-type="string">
            <text:p>Deutscher Platz / Curie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1.01.2021</text:p>
          </table:table-cell>
          <table:table-cell office:value-type="string">
            <text:p>09:21 Uhr</text:p>
          </table:table-cell>
          <table:table-cell office:value-type="string">
            <text:p>Haltestellenbereich zugeparkt</text:p>
          </table:table-cell>
          <table:table-cell office:value-type="string">
            <text:p>Michaeli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1.2021</text:p>
          </table:table-cell>
          <table:table-cell office:value-type="string">
            <text:p>08:25 Uhr</text:p>
          </table:table-cell>
          <table:table-cell office:value-type="string">
            <text:p>Haltestellenbereich zugeparkt</text:p>
          </table:table-cell>
          <table:table-cell office:value-type="string">
            <text:p>Michaelis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2.01.2021</text:p>
          </table:table-cell>
          <table:table-cell office:value-type="string">
            <text:p>19:46 Uhr</text:p>
          </table:table-cell>
          <table:table-cell office:value-type="string">
            <text:p>Behinderung Bus</text:p>
          </table:table-cell>
          <table:table-cell office:value-type="string">
            <text:p>Cunnersdorfer Straße / Karl-Härting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1.2021</text:p>
          </table:table-cell>
          <table:table-cell office:value-type="string">
            <text:p>15:57 Uhr</text:p>
          </table:table-cell>
          <table:table-cell office:value-type="string">
            <text:p>Kfz auf Gleisanlage</text:p>
          </table:table-cell>
          <table:table-cell office:value-type="string">
            <text:p>Arnoldstraße / Holzhäus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3.01.2021</text:p>
          </table:table-cell>
          <table:table-cell office:value-type="string">
            <text:p>18:37 Uhr</text:p>
          </table:table-cell>
          <table:table-cell office:value-type="string">
            <text:p>Kfz auf Gleisanlage</text:p>
          </table:table-cell>
          <table:table-cell office:value-type="string">
            <text:p>Wolfener Straße 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7.01.2021</text:p>
          </table:table-cell>
          <table:table-cell office:value-type="string">
            <text:p>07:38 Uhr</text:p>
          </table:table-cell>
          <table:table-cell office:value-type="string">
            <text:p>Behinderung Bus</text:p>
          </table:table-cell>
          <table:table-cell office:value-type="string">
            <text:p>Lidicestraße 12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7.01.2021</text:p>
          </table:table-cell>
          <table:table-cell office:value-type="string">
            <text:p>18:58 Uhr</text:p>
          </table:table-cell>
          <table:table-cell office:value-type="string">
            <text:p>Kfz auf Gleisanlage</text:p>
          </table:table-cell>
          <table:table-cell office:value-type="string">
            <text:p>Papiermühlstraße / Breslau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8.01.2021</text:p>
          </table:table-cell>
          <table:table-cell office:value-type="string">
            <text:p>09:45 Uhr</text:p>
          </table:table-cell>
          <table:table-cell office:value-type="string">
            <text:p>Haltestellenbereich zugeparkt</text:p>
          </table:table-cell>
          <table:table-cell office:value-type="string">
            <text:p>Olbrichtstraße 2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1.2021</text:p>
          </table:table-cell>
          <table:table-cell office:value-type="string">
            <text:p>14:10 Uhr</text:p>
          </table:table-cell>
          <table:table-cell office:value-type="string">
            <text:p>Behinderung Bus</text:p>
          </table:table-cell>
          <table:table-cell office:value-type="string">
            <text:p>Hafe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1.2021</text:p>
          </table:table-cell>
          <table:table-cell office:value-type="string">
            <text:p>09:43 Uhr</text:p>
          </table:table-cell>
          <table:table-cell office:value-type="string">
            <text:p>Kfz auf Gleisanlage</text:p>
          </table:table-cell>
          <table:table-cell office:value-type="string">
            <text:p>Wolfener Straße 9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1.01.2021</text:p>
          </table:table-cell>
          <table:table-cell office:value-type="string">
            <text:p>10:22 Uhr</text:p>
          </table:table-cell>
          <table:table-cell office:value-type="string">
            <text:p>Kfz auf Gleisanlage</text:p>
          </table:table-cell>
          <table:table-cell office:value-type="string">
            <text:p>Arnoldstraße 21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1.02.2021</text:p>
          </table:table-cell>
          <table:table-cell office:value-type="string">
            <text:p>17:55 Uhr</text:p>
          </table:table-cell>
          <table:table-cell office:value-type="string">
            <text:p>Kfz auf Gleisanlage</text:p>
          </table:table-cell>
          <table:table-cell office:value-type="string">
            <text:p>Wolfener Straße 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2.2021</text:p>
          </table:table-cell>
          <table:table-cell office:value-type="string">
            <text:p>12:31 Uhr</text:p>
          </table:table-cell>
          <table:table-cell office:value-type="string">
            <text:p>Kfz auf Gleisanlage</text:p>
          </table:table-cell>
          <table:table-cell office:value-type="string">
            <text:p>Wolfener Straße 7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3.02.2021</text:p>
          </table:table-cell>
          <table:table-cell office:value-type="string">
            <text:p>17:04 Uhr</text:p>
          </table:table-cell>
          <table:table-cell office:value-type="string">
            <text:p>Behinderung Bus</text:p>
          </table:table-cell>
          <table:table-cell office:value-type="string">
            <text:p>Breitschuhstraße 20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5.02.2021</text:p>
          </table:table-cell>
          <table:table-cell office:value-type="string">
            <text:p>11:55 Uhr</text:p>
          </table:table-cell>
          <table:table-cell office:value-type="string">
            <text:p>Kfz auf Gleisanlage</text:p>
          </table:table-cell>
          <table:table-cell office:value-type="string">
            <text:p>Georg-Schwarz-Straße 44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2.2021</text:p>
          </table:table-cell>
          <table:table-cell office:value-type="string">
            <text:p>19:42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1.02.2021</text:p>
          </table:table-cell>
          <table:table-cell office:value-type="string">
            <text:p>08:50 Uhr</text:p>
          </table:table-cell>
          <table:table-cell office:value-type="string">
            <text:p>Behinderung Bus</text:p>
          </table:table-cell>
          <table:table-cell office:value-type="string">
            <text:p>Bästleinstraße / Bautzn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2.2021</text:p>
          </table:table-cell>
          <table:table-cell office:value-type="string">
            <text:p>14:17 Uhr</text:p>
          </table:table-cell>
          <table:table-cell office:value-type="string">
            <text:p>Haltestellenbereich zugeparkt</text:p>
          </table:table-cell>
          <table:table-cell office:value-type="string">
            <text:p>Balzac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6.02.2021</text:p>
          </table:table-cell>
          <table:table-cell office:value-type="string">
            <text:p>07:30 Uhr</text:p>
          </table:table-cell>
          <table:table-cell office:value-type="string">
            <text:p>Behinderung Bus</text:p>
          </table:table-cell>
          <table:table-cell office:value-type="string">
            <text:p>Virchow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2.2021</text:p>
          </table:table-cell>
          <table:table-cell office:value-type="string">
            <text:p>12:08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24.02.2021</text:p>
          </table:table-cell>
          <table:table-cell office:value-type="string">
            <text:p>09:08 Uhr</text:p>
          </table:table-cell>
          <table:table-cell office:value-type="string">
            <text:p>Behinderung Bus</text:p>
          </table:table-cell>
          <table:table-cell office:value-type="string">
            <text:p>Industriestraße / Zschochersche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5.02.2021</text:p>
          </table:table-cell>
          <table:table-cell office:value-type="string">
            <text:p>12:36 Uhr</text:p>
          </table:table-cell>
          <table:table-cell office:value-type="string">
            <text:p>Kfz auf Gleisanlage</text:p>
          </table:table-cell>
          <table:table-cell office:value-type="string">
            <text:p>Holzhäuser Straße / Arnol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8.02.2021</text:p>
          </table:table-cell>
          <table:table-cell office:value-type="string">
            <text:p>11:16 Uhr</text:p>
          </table:table-cell>
          <table:table-cell office:value-type="string">
            <text:p>Behinderung Bus</text:p>
          </table:table-cell>
          <table:table-cell office:value-type="string">
            <text:p>Comeniusstraße 2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1.03.2021</text:p>
          </table:table-cell>
          <table:table-cell office:value-type="string">
            <text:p>13:00 Uhr</text:p>
          </table:table-cell>
          <table:table-cell office:value-type="string">
            <text:p>Haltestellenbereich zugeparkt</text:p>
          </table:table-cell>
          <table:table-cell office:value-type="string">
            <text:p>Otto-Schmied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3.2021</text:p>
          </table:table-cell>
          <table:table-cell office:value-type="string">
            <text:p>07:41 Uhr</text:p>
          </table:table-cell>
          <table:table-cell office:value-type="string">
            <text:p>Kfz auf Gleisanlage</text:p>
          </table:table-cell>
          <table:table-cell office:value-type="string">
            <text:p>Menck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3.03.2021</text:p>
          </table:table-cell>
          <table:table-cell office:value-type="string">
            <text:p>09:38 Uhr</text:p>
          </table:table-cell>
          <table:table-cell office:value-type="string">
            <text:p>Kfz auf Gleisanlage</text:p>
          </table:table-cell>
          <table:table-cell office:value-type="string">
            <text:p>Mencke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03.03.2021</text:p>
          </table:table-cell>
          <table:table-cell office:value-type="string">
            <text:p>11:17 Uhr</text:p>
          </table:table-cell>
          <table:table-cell office:value-type="string">
            <text:p>Kfz auf Gleisanlage</text:p>
          </table:table-cell>
          <table:table-cell office:value-type="string">
            <text:p>Michaelisstraße 3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3.2021</text:p>
          </table:table-cell>
          <table:table-cell office:value-type="string">
            <text:p>14:54 Uhr</text:p>
          </table:table-cell>
          <table:table-cell office:value-type="string">
            <text:p>Kfz auf Gleisanlage</text:p>
          </table:table-cell>
          <table:table-cell office:value-type="string">
            <text:p>Blücherstraße / Elli-Voigt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8.03.2021</text:p>
          </table:table-cell>
          <table:table-cell office:value-type="string">
            <text:p>17:04 Uhr</text:p>
          </table:table-cell>
          <table:table-cell office:value-type="string">
            <text:p>Kfz auf Gleisanlage</text:p>
          </table:table-cell>
          <table:table-cell office:value-type="string">
            <text:p>Holzhäuser Straße / Arnol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03.2021</text:p>
          </table:table-cell>
          <table:table-cell office:value-type="string">
            <text:p>09:47 Uhr</text:p>
          </table:table-cell>
          <table:table-cell office:value-type="string">
            <text:p>Kfz auf Gleisanlage</text:p>
          </table:table-cell>
          <table:table-cell office:value-type="string">
            <text:p>Menckestraße 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03.2021</text:p>
          </table:table-cell>
          <table:table-cell office:value-type="string">
            <text:p>09:56 Uhr</text:p>
          </table:table-cell>
          <table:table-cell office:value-type="string">
            <text:p>Kfz auf Gleisanlage</text:p>
          </table:table-cell>
          <table:table-cell office:value-type="string">
            <text:p>Arthur-Hoffmann-Straße 5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09.03.2021</text:p>
          </table:table-cell>
          <table:table-cell office:value-type="string">
            <text:p>13:04 Uhr</text:p>
          </table:table-cell>
          <table:table-cell office:value-type="string">
            <text:p>Behinderung Bus</text:p>
          </table:table-cell>
          <table:table-cell office:value-type="string">
            <text:p>Steinstraße / August-Bebel-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3.2021</text:p>
          </table:table-cell>
          <table:table-cell office:value-type="string">
            <text:p>13:20 Uhr</text:p>
          </table:table-cell>
          <table:table-cell office:value-type="string">
            <text:p>Haltestellenbereich zugeparkt</text:p>
          </table:table-cell>
          <table:table-cell office:value-type="string">
            <text:p>Olbrichtstraße 20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3.2021</text:p>
          </table:table-cell>
          <table:table-cell office:value-type="string">
            <text:p>13:51 Uhr</text:p>
          </table:table-cell>
          <table:table-cell office:value-type="string">
            <text:p>Kfz auf Gleisanlage</text:p>
          </table:table-cell>
          <table:table-cell office:value-type="string">
            <text:p>Menckestraße 6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4.03.2021</text:p>
          </table:table-cell>
          <table:table-cell office:value-type="string">
            <text:p>18:46 Uhr</text:p>
          </table:table-cell>
          <table:table-cell office:value-type="string">
            <text:p>Behinderung Bus</text:p>
          </table:table-cell>
          <table:table-cell office:value-type="string">
            <text:p>Eisenacher Straße zw. Breitenfelder Straße und Natonek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08:47 Uhr</text:p>
          </table:table-cell>
          <table:table-cell office:value-type="string">
            <text:p>Kfz auf Gleisanlage</text:p>
          </table:table-cell>
          <table:table-cell office:value-type="string">
            <text:p>Wolfener Straße ggü. 4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5.03.2021</text:p>
          </table:table-cell>
          <table:table-cell office:value-type="string">
            <text:p>18:38 Uhr</text:p>
          </table:table-cell>
          <table:table-cell office:value-type="string">
            <text:p>Kfz auf Gleisanlage</text:p>
          </table:table-cell>
          <table:table-cell office:value-type="string">
            <text:p>Odermann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7.03.2021</text:p>
          </table:table-cell>
          <table:table-cell office:value-type="string">
            <text:p>10:05 Uhr</text:p>
          </table:table-cell>
          <table:table-cell office:value-type="string">
            <text:p>Behinderung Bus</text:p>
          </table:table-cell>
          <table:table-cell office:value-type="string">
            <text:p>Coppiplatz 1 Polizei</text:p>
          </table:table-cell>
          <table:table-cell/>
        </table:table-row>
        <table:table-row table:style-name="ro1">
          <table:table-cell office:value-type="string">
            <text:p>17.03.2021</text:p>
          </table:table-cell>
          <table:table-cell office:value-type="string">
            <text:p>11:49 Uhr</text:p>
          </table:table-cell>
          <table:table-cell office:value-type="string">
            <text:p>Kfz auf Gleisanlage</text:p>
          </table:table-cell>
          <table:table-cell office:value-type="string">
            <text:p>Menckestraße / Gohliser Straße</text:p>
          </table:table-cell>
          <table:table-cell office:value-type="string">
            <text:p>Kfz-Halter kam hinzu</text:p>
          </table:table-cell>
        </table:table-row>
        <table:table-row table:style-name="ro1">
          <table:table-cell office:value-type="string">
            <text:p>17.03.2021</text:p>
          </table:table-cell>
          <table:table-cell office:value-type="string">
            <text:p>15:05 Uhr</text:p>
          </table:table-cell>
          <table:table-cell office:value-type="string">
            <text:p>Kfz auf Gleisanlage</text:p>
          </table:table-cell>
          <table:table-cell office:value-type="string">
            <text:p>Emmausstraße 4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19.03.2021</text:p>
          </table:table-cell>
          <table:table-cell office:value-type="string">
            <text:p>15:29 Uhr</text:p>
          </table:table-cell>
          <table:table-cell office:value-type="string">
            <text:p>Haltestellenbereich zugeparkt</text:p>
          </table:table-cell>
          <table:table-cell office:value-type="string">
            <text:p>Damaschk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3.2021</text:p>
          </table:table-cell>
          <table:table-cell office:value-type="string">
            <text:p>07:00 Uhr</text:p>
          </table:table-cell>
          <table:table-cell office:value-type="string">
            <text:p>Behinderung Bus</text:p>
          </table:table-cell>
          <table:table-cell office:value-type="string">
            <text:p>Karl-Heine-Straße / Gießer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1.03.2021</text:p>
          </table:table-cell>
          <table:table-cell office:value-type="string">
            <text:p>13:27 Uhr</text:p>
          </table:table-cell>
          <table:table-cell office:value-type="string">
            <text:p>Haltestellenbereich zugeparkt</text:p>
          </table:table-cell>
          <table:table-cell office:value-type="string">
            <text:p>Linkelstraße 11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2.03.2021</text:p>
          </table:table-cell>
          <table:table-cell office:value-type="string">
            <text:p>08:45 Uhr</text:p>
          </table:table-cell>
          <table:table-cell office:value-type="string">
            <text:p>Kfz auf Gleisanlage</text:p>
          </table:table-cell>
          <table:table-cell office:value-type="string">
            <text:p>Holzhäuser Straße / Arnold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2.03.2021</text:p>
          </table:table-cell>
          <table:table-cell office:value-type="string">
            <text:p>08:59 Uhr</text:p>
          </table:table-cell>
          <table:table-cell office:value-type="string">
            <text:p>Kfz auf Gleisanlage</text:p>
          </table:table-cell>
          <table:table-cell office:value-type="string">
            <text:p>Arnoldstraße / Weiße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3.03.2021</text:p>
          </table:table-cell>
          <table:table-cell office:value-type="string">
            <text:p>18:55 Uhr</text:p>
          </table:table-cell>
          <table:table-cell office:value-type="string">
            <text:p>Kfz auf Gleisanlage</text:p>
          </table:table-cell>
          <table:table-cell office:value-type="string">
            <text:p>Waldbaurstraße 2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6.03.2021</text:p>
          </table:table-cell>
          <table:table-cell office:value-type="string">
            <text:p>11:02 Uhr</text:p>
          </table:table-cell>
          <table:table-cell office:value-type="string">
            <text:p>Haltestellenbereich zugeparkt</text:p>
          </table:table-cell>
          <table:table-cell office:value-type="string">
            <text:p>Reichstraße 15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7.03.2021</text:p>
          </table:table-cell>
          <table:table-cell office:value-type="string">
            <text:p>15:38 Uhr</text:p>
          </table:table-cell>
          <table:table-cell office:value-type="string">
            <text:p>Kfz auf Gleisanlage</text:p>
          </table:table-cell>
          <table:table-cell office:value-type="string">
            <text:p>Luckaer Straße / Kötzschau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29.03.2021</text:p>
          </table:table-cell>
          <table:table-cell office:value-type="string">
            <text:p>07:01 Uhr</text:p>
          </table:table-cell>
          <table:table-cell office:value-type="string">
            <text:p>Kfz auf Gleisanlage</text:p>
          </table:table-cell>
          <table:table-cell office:value-type="string">
            <text:p>Menckestraße / Gohliser Straße</text:p>
          </table:table-cell>
          <table:table-cell office:value-type="string">
            <text:p>GVB</text:p>
          </table:table-cell>
        </table:table-row>
        <table:table-row table:style-name="ro1">
          <table:table-cell office:value-type="string">
            <text:p>30.03.2021</text:p>
          </table:table-cell>
          <table:table-cell office:value-type="string">
            <text:p>08:34 Uhr</text:p>
          </table:table-cell>
          <table:table-cell office:value-type="string">
            <text:p>Behinderung Bus</text:p>
          </table:table-cell>
          <table:table-cell office:value-type="string">
            <text:p>Comeniusstraße 36</text:p>
          </table:table-cell>
          <table:table-cell office:value-type="string">
            <text:p>Kfz-Halter kam hinzu</text:p>
          </table:table-cell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Tabelle1.A1:Tabelle1.E3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12.04.2022</text:date>, <text:time>22:0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ker Holzendorf</meta:initial-creator>
    <meta:creation-date>2022-04-12T18:52:12.18</meta:creation-date>
    <dc:date>2022-04-12T22:00:36.12</dc:date>
    <dc:creator>Volker Holzendorf</dc:creator>
    <meta:editing-duration>PT2H48M16S</meta:editing-duration>
    <meta:editing-cycles>3</meta:editing-cycles>
    <meta:generator>OpenOffice/4.1.11$Win32 OpenOffice.org_project/4111m1$Build-9808</meta:generator>
    <meta:document-statistic meta:table-count="3" meta:cell-count="1814" meta:object-count="0"/>
  </office:meta>
</office:document-meta>
</file>